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8" style:family="table-column">
      <style:table-column-properties fo:break-before="auto" style:column-width="5.022cm"/>
    </style:style>
    <style:style style:name="co59" style:family="table-column">
      <style:table-column-properties fo:break-before="auto" style:column-width="2.108cm"/>
    </style:style>
    <style:style style:name="co25" style:family="table-column">
      <style:table-column-properties fo:break-before="auto" style:column-width="2.267cm"/>
    </style:style>
    <style:style style:name="co60" style:family="table-column">
      <style:table-column-properties fo:break-before="auto" style:column-width="3.274cm"/>
    </style:style>
    <style:style style:name="co27" style:family="table-column">
      <style:table-column-properties fo:break-before="auto" style:column-width="3.246cm"/>
    </style:style>
    <style:style style:name="co28" style:family="table-column">
      <style:table-column-properties fo:break-before="auto" style:column-width="3.522cm"/>
    </style:style>
    <style:style style:name="co29" style:family="table-column">
      <style:table-column-properties fo:break-before="auto" style:column-width="3.745cm"/>
    </style:style>
    <style:style style:name="co61" style:family="table-column">
      <style:table-column-properties fo:break-before="auto" style:column-width="3.801cm"/>
    </style:style>
    <style:style style:name="co62" style:family="table-column">
      <style:table-column-properties fo:break-before="auto" style:column-width="3.773cm"/>
    </style:style>
    <style:style style:name="co63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4.828cm"/>
    </style:style>
    <style:style style:name="co43" style:family="table-column">
      <style:table-column-properties fo:break-before="auto" style:column-width="2.581cm"/>
    </style:style>
    <style:style style:name="co44" style:family="table-column">
      <style:table-column-properties fo:break-before="auto" style:column-width="3.662cm"/>
    </style:style>
    <style:style style:name="co45" style:family="table-column">
      <style:table-column-properties fo:break-before="auto" style:column-width="3.052cm"/>
    </style:style>
    <style:style style:name="co46" style:family="table-column">
      <style:table-column-properties fo:break-before="auto" style:column-width="4.383cm"/>
    </style:style>
    <style:style style:name="co47" style:family="table-column">
      <style:table-column-properties fo:break-before="auto" style:column-width="4.882cm"/>
    </style:style>
    <style:style style:name="co21" style:family="table-column">
      <style:table-column-properties fo:break-before="auto" style:column-width="3.328cm"/>
    </style:style>
    <style:style style:name="co48" style:family="table-column">
      <style:table-column-properties fo:break-before="auto" style:column-width="5.272cm"/>
    </style:style>
    <style:style style:name="co49" style:family="table-column">
      <style:table-column-properties fo:break-before="auto" style:column-width="4.246cm"/>
    </style:style>
    <style:style style:name="co50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7.38cm"/>
    </style:style>
    <style:style style:name="co33" style:family="table-column">
      <style:table-column-properties fo:break-before="auto" style:column-width="6.752cm"/>
    </style:style>
    <style:style style:name="co34" style:family="table-column">
      <style:table-column-properties fo:break-before="auto" style:column-width="5.445cm"/>
    </style:style>
    <style:style style:name="co35" style:family="table-column">
      <style:table-column-properties fo:break-before="auto" style:column-width="5.364cm"/>
    </style:style>
    <style:style style:name="co36" style:family="table-column">
      <style:table-column-properties fo:break-before="auto" style:column-width="5.309cm"/>
    </style:style>
    <style:style style:name="co37" style:family="table-column">
      <style:table-column-properties fo:break-before="auto" style:column-width="11.954cm"/>
    </style:style>
    <style:style style:name="co38" style:family="table-column">
      <style:table-column-properties fo:break-before="auto" style:column-width="19.553cm"/>
    </style:style>
    <style:style style:name="co39" style:family="table-column">
      <style:table-column-properties fo:break-before="auto" style:column-width="15.767cm"/>
    </style:style>
    <style:style style:name="co40" style:family="table-column">
      <style:table-column-properties fo:break-before="auto" style:column-width="16.558cm"/>
    </style:style>
    <style:style style:name="co41" style:family="table-column">
      <style:table-column-properties fo:break-before="auto" style:column-width="2.718cm"/>
    </style:style>
    <style:style style:name="co51" style:family="table-column">
      <style:table-column-properties fo:break-before="auto" style:column-width="4.44cm"/>
    </style:style>
    <style:style style:name="co52" style:family="table-column">
      <style:table-column-properties fo:break-before="auto" style:column-width="2.164cm"/>
    </style:style>
    <style:style style:name="co53" style:family="table-column">
      <style:table-column-properties fo:break-before="auto" style:column-width="3.757cm"/>
    </style:style>
    <style:style style:name="co54" style:family="table-column">
      <style:table-column-properties fo:break-before="auto" style:column-width="3.134cm"/>
    </style:style>
    <style:style style:name="co55" style:family="table-column">
      <style:table-column-properties fo:break-before="auto" style:column-width="2.607cm"/>
    </style:style>
    <style:style style:name="co56" style:family="table-column">
      <style:table-column-properties fo:break-before="auto" style:column-width="2.496cm"/>
    </style:style>
    <style:style style:name="co57" style:family="table-column">
      <style:table-column-properties fo:break-before="auto" style:column-width="3.08cm"/>
    </style:style>
    <style:style style:name="co64" style:family="table-column">
      <style:table-column-properties fo:break-before="auto" style:column-width="2.997cm"/>
    </style:style>
    <style:style style:name="co65" style:family="table-column">
      <style:table-column-properties fo:break-before="auto" style:column-width="2.775cm"/>
    </style:style>
    <style:style style:name="co66" style:family="table-column">
      <style:table-column-properties fo:break-before="auto" style:column-width="3.023cm"/>
    </style:style>
    <style:style style:name="ro43" style:family="table-row">
      <style:table-row-properties style:row-height="0.453cm" fo:break-before="auto" style:use-optimal-row-height="true"/>
    </style:style>
    <style:style style:name="ro57" style:family="table-row">
      <style:table-row-properties style:row-height="1.42cm" fo:break-before="auto" style:use-optimal-row-height="false"/>
    </style:style>
    <style:style style:name="ro60" style:family="table-row">
      <style:table-row-properties style:row-height="0.473cm" fo:break-before="auto" style:use-optimal-row-height="true"/>
    </style:style>
    <style:style style:name="ro58" style:family="table-row">
      <style:table-row-properties style:row-height="0.453cm" fo:break-before="auto" style:use-optimal-row-height="false"/>
    </style:style>
    <style:style style:name="ro61" style:family="table-row">
      <style:table-row-properties style:row-height="0.894cm" fo:break-before="auto" style:use-optimal-row-height="true"/>
    </style:style>
    <style:style style:name="ro62" style:family="table-row">
      <style:table-row-properties style:row-height="0.631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63" style:family="table-row">
      <style:table-row-properties style:row-height="1.737cm" fo:break-before="auto" style:use-optimal-row-height="true"/>
    </style:style>
    <style:style style:name="ro31" style:family="table-row">
      <style:table-row-properties style:row-height="1.316cm" fo:break-before="auto" style:use-optimal-row-height="true"/>
    </style:style>
    <style:style style:name="ro65" style:family="table-row">
      <style:table-row-properties style:row-height="1.057cm" fo:break-before="auto" style:use-optimal-row-height="false"/>
    </style:style>
    <style:style style:name="ro66" style:family="table-row">
      <style:table-row-properties style:row-height="1.078cm" fo:break-before="auto" style:use-optimal-row-height="false"/>
    </style:style>
    <style:style style:name="ro64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1.692cm" fo:break-before="auto" style:use-optimal-row-height="false"/>
    </style:style>
    <style:style style:name="ro26" style:family="table-row">
      <style:table-row-properties style:row-height="1.93cm" fo:break-before="auto" style:use-optimal-row-height="false"/>
    </style:style>
    <style:style style:name="ro27" style:family="table-row">
      <style:table-row-properties style:row-height="2.088cm" fo:break-before="auto" style:use-optimal-row-height="false"/>
    </style:style>
    <style:style style:name="ro28" style:family="table-row">
      <style:table-row-properties style:row-height="2.115cm" fo:break-before="auto" style:use-optimal-row-height="false"/>
    </style:style>
    <style:style style:name="ro29" style:family="table-row">
      <style:table-row-properties style:row-height="2.221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30" style:family="table-row">
      <style:table-row-properties style:row-height="5.106cm" fo:break-before="auto" style:use-optimal-row-height="true"/>
    </style:style>
    <style:style style:name="ro32" style:family="table-row">
      <style:table-row-properties style:row-height="3.422cm" fo:break-before="auto" style:use-optimal-row-height="true"/>
    </style:style>
    <style:style style:name="ro22" style:family="table-row">
      <style:table-row-properties style:row-height="2.157cm" fo:break-before="auto" style:use-optimal-row-height="true"/>
    </style:style>
    <style:style style:name="ro33" style:family="table-row">
      <style:table-row-properties style:row-height="2.157cm" fo:break-before="auto" style:use-optimal-row-height="true"/>
    </style:style>
    <style:style style:name="ro34" style:family="table-row">
      <style:table-row-properties style:row-height="3cm" fo:break-before="auto" style:use-optimal-row-height="true"/>
    </style:style>
    <style:style style:name="ro35" style:family="table-row">
      <style:table-row-properties style:row-height="0.894cm" fo:break-before="auto" style:use-optimal-row-height="true"/>
    </style:style>
    <style:style style:name="ro36" style:family="table-row">
      <style:table-row-properties style:row-height="2.579cm" fo:break-before="auto" style:use-optimal-row-height="true"/>
    </style:style>
    <style:style style:name="ro37" style:family="table-row">
      <style:table-row-properties style:row-height="0.894cm" fo:break-before="auto" style:use-optimal-row-height="true"/>
    </style:style>
    <style:style style:name="ro38" style:family="table-row">
      <style:table-row-properties style:row-height="6.791cm" fo:break-before="auto" style:use-optimal-row-height="true"/>
    </style:style>
    <style:style style:name="ro39" style:family="table-row">
      <style:table-row-properties style:row-height="4.685cm" fo:break-before="auto" style:use-optimal-row-height="true"/>
    </style:style>
    <style:style style:name="ro40" style:family="table-row">
      <style:table-row-properties style:row-height="1.737cm" fo:break-before="auto" style:use-optimal-row-height="true"/>
    </style:style>
    <style:style style:name="ro41" style:family="table-row">
      <style:table-row-properties style:row-height="2.579cm" fo:break-before="auto" style:use-optimal-row-height="true"/>
    </style:style>
    <style:style style:name="ro42" style:family="table-row">
      <style:table-row-properties style:row-height="9.319cm" fo:break-before="auto" style:use-optimal-row-height="true"/>
    </style:style>
    <style:style style:name="ro44" style:family="table-row">
      <style:table-row-properties style:row-height="0.526cm" fo:break-before="auto" style:use-optimal-row-height="false"/>
    </style:style>
    <style:style style:name="ro45" style:family="table-row">
      <style:table-row-properties style:row-height="0.579cm" fo:break-before="auto" style:use-optimal-row-height="false"/>
    </style:style>
    <style:style style:name="ro46" style:family="table-row">
      <style:table-row-properties style:row-height="0.947cm" fo:break-before="auto" style:use-optimal-row-height="false"/>
    </style:style>
    <style:style style:name="ro47" style:family="table-row">
      <style:table-row-properties style:row-height="0.974cm" fo:break-before="auto" style:use-optimal-row-height="false"/>
    </style:style>
    <style:style style:name="ro48" style:family="table-row">
      <style:table-row-properties style:row-height="1.342cm" fo:break-before="auto" style:use-optimal-row-height="false"/>
    </style:style>
    <style:style style:name="ro49" style:family="table-row">
      <style:table-row-properties style:row-height="1.053cm" fo:break-before="auto" style:use-optimal-row-height="false"/>
    </style:style>
    <style:style style:name="ro50" style:family="table-row">
      <style:table-row-properties style:row-height="0.815cm" fo:break-before="auto" style:use-optimal-row-height="false"/>
    </style:style>
    <style:style style:name="ro51" style:family="table-row">
      <style:table-row-properties style:row-height="0.868cm" fo:break-before="auto" style:use-optimal-row-height="false"/>
    </style:style>
    <style:style style:name="ro52" style:family="table-row">
      <style:table-row-properties style:row-height="0.788cm" fo:break-before="auto" style:use-optimal-row-height="false"/>
    </style:style>
    <style:style style:name="ro53" style:family="table-row">
      <style:table-row-properties style:row-height="0.623cm" fo:break-before="auto" style:use-optimal-row-height="true"/>
    </style:style>
    <style:style style:name="ro54" style:family="table-row">
      <style:table-row-properties style:row-height="0.762cm" fo:break-before="auto" style:use-optimal-row-height="false"/>
    </style:style>
    <style:style style:name="ro55" style:family="table-row">
      <style:table-row-properties style:row-height="0.499cm" fo:break-before="auto" style:use-optimal-row-height="false"/>
    </style:style>
    <style:style style:name="ro5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5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47" style:family="table-cell" style:parent-style-name="Default">
      <style:table-cell-properties fo:background-color="#ff0000" fo:border="0.002cm solid #000000"/>
    </style:style>
    <style:style style:name="ce148" style:family="table-cell" style:parent-style-name="Default">
      <style:table-cell-properties fo:background-color="#ffff00" fo:border="0.002cm solid #000000"/>
    </style:style>
    <style:style style:name="ce149" style:family="table-cell" style:parent-style-name="Default">
      <style:table-cell-properties fo:background-color="#ff6600" fo:border="0.002cm solid #000000"/>
    </style:style>
    <style:style style:name="ce153" style:family="table-cell" style:parent-style-name="Default">
      <style:table-cell-properties fo:background-color="#00cc33" fo:border="0.002cm solid #000000"/>
    </style:style>
    <style:style style:name="ce154" style:family="table-cell" style:parent-style-name="Default">
      <style:table-cell-properties fo:background-color="#00cc00" fo:border="0.002cm solid #000000"/>
    </style:style>
    <style:style style:name="ce161" style:family="table-cell" style:parent-style-name="Default">
      <style:table-cell-properties fo:background-color="#0000cc"/>
    </style:style>
    <style:style style:name="ce162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0000ff" fo:border="0.002cm solid #000000"/>
    </style:style>
    <style:style style:name="ce164" style:family="table-cell" style:parent-style-name="Default">
      <style:table-cell-properties fo:background-color="#0000cc" fo:border="0.002cm solid #000000"/>
    </style:style>
    <style:style style:name="ce165" style:family="table-cell" style:parent-style-name="Default">
      <style:table-cell-properties fo:background-color="#ff3333" fo:border="0.002cm solid #000000"/>
    </style:style>
    <style:style style:name="ce166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end" fo:margin-left="0cm"/>
    </style:style>
    <style:style style:name="ce167" style:family="table-cell" style:parent-style-name="Default">
      <style:table-cell-properties fo:background-color="#ff0000" fo:wrap-option="wrap" fo:border="0.002cm solid #000000"/>
    </style:style>
    <style:style style:name="ce168" style:family="table-cell" style:parent-style-name="Default">
      <style:table-cell-properties fo:background-color="#0000ff" style:text-align-source="fix" style:repeat-content="false" fo:wrap-option="wrap" fo:border="0.002cm solid #000000"/>
      <style:paragraph-properties fo:text-align="center"/>
    </style:style>
    <style:style style:name="ce169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61" style:family="table-cell" style:parent-style-name="Default">
      <style:table-cell-properties fo:background-color="#ff0000"/>
    </style:style>
    <style:style style:name="ce68" style:family="table-cell" style:parent-style-name="Default">
      <style:table-cell-properties fo:background-color="#ff6600"/>
    </style:style>
    <style:style style:name="ce71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00cc33"/>
    </style:style>
    <style:style style:name="ce76" style:family="table-cell" style:parent-style-name="Default">
      <style:table-cell-properties fo:background-color="#99ffcc"/>
    </style:style>
    <style:style style:name="ce79" style:family="table-cell" style:parent-style-name="Default">
      <style:table-cell-properties fo:background-color="#9933ff"/>
    </style:style>
    <style:style style:name="ce81" style:family="table-cell" style:parent-style-name="Default">
      <style:table-cell-properties fo:border="0.002cm solid #000000"/>
    </style:style>
    <style:style style:name="ce98" style:family="table-cell" style:parent-style-name="Default">
      <style:table-cell-properties fo:background-color="#0000ff" fo:wrap-option="wrap" fo:border="0.002cm solid #000000"/>
    </style:style>
    <style:style style:name="ce106" style:family="table-cell" style:parent-style-name="Default">
      <style:table-cell-properties fo:background-color="#ff0000" fo:wrap-option="wrap"/>
    </style:style>
    <style:style style:name="ce107" style:family="table-cell" style:parent-style-name="Default">
      <style:table-cell-properties fo:background-color="#ff6600" fo:wrap-option="wrap"/>
    </style:style>
    <style:style style:name="ce108" style:family="table-cell" style:parent-style-name="Default">
      <style:table-cell-properties fo:background-color="#ffff00" fo:wrap-option="wrap"/>
    </style:style>
    <style:style style:name="ce109" style:family="table-cell" style:parent-style-name="Default">
      <style:table-cell-properties fo:background-color="#00cc33" fo:wrap-option="wrap"/>
    </style:style>
    <style:style style:name="ce110" style:family="table-cell" style:parent-style-name="Default">
      <style:table-cell-properties fo:background-color="#99ffcc" fo:wrap-option="wrap"/>
    </style:style>
    <style:style style:name="ce111" style:family="table-cell" style:parent-style-name="Default">
      <style:table-cell-properties fo:background-color="#9933ff" fo:wrap-option="wrap"/>
    </style:style>
    <style:style style:name="ce112" style:family="table-cell" style:parent-style-name="Default">
      <style:table-cell-properties fo:background-color="#0000ff" fo:wrap-option="wrap"/>
    </style:style>
    <style:style style:name="ce113" style:family="table-cell" style:parent-style-name="Default">
      <style:table-cell-properties fo:wrap-option="wrap"/>
    </style:style>
    <style:style style:name="ce114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ff6600" fo:wrap-option="wrap" fo:border="0.002cm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16" style:family="table-cell" style:parent-style-name="Default">
      <style:table-cell-properties fo:background-color="#ffff66" fo:wrap-option="wrap" fo:border="0.002cm solid #000000"/>
    </style:style>
    <style:style style:name="ce117" style:family="table-cell" style:parent-style-name="Default">
      <style:table-cell-properties fo:background-color="#ff3333" fo:wrap-option="wrap" fo:border="0.002cm solid #000000"/>
    </style:style>
    <style:style style:name="ce118" style:family="table-cell" style:parent-style-name="Default">
      <style:table-cell-properties fo:background-color="#ff6600" fo:wrap-option="wrap" fo:border="0.002cm solid #000000"/>
    </style:style>
    <style:style style:name="ce119" style:family="table-cell" style:parent-style-name="Default">
      <style:table-cell-properties fo:background-color="#ffff00" fo:wrap-option="wrap" fo:border="0.002cm solid #000000"/>
    </style:style>
    <style:style style:name="ce120" style:family="table-cell" style:parent-style-name="Default">
      <style:table-cell-properties fo:background-color="#00cc00" fo:wrap-option="wrap" fo:border="0.002cm solid #000000"/>
    </style:style>
    <style:style style:name="ce121" style:family="table-cell" style:parent-style-name="Default">
      <style:table-cell-properties fo:wrap-option="wrap" fo:border="0.002cm solid #000000"/>
    </style:style>
    <style:style style:name="ce122" style:family="table-cell" style:parent-style-name="Default">
      <style:table-cell-properties fo:background-color="#ffffff" fo:wrap-option="wrap" fo:border="0.002cm solid #000000"/>
    </style:style>
    <style:style style:name="ce123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cm"/>
    </style:style>
    <style:style style:name="ce124" style:family="table-cell" style:parent-style-name="Default">
      <style:table-cell-properties fo:background-color="#ff3333" fo:wrap-option="wrap" fo:border="0.002cm solid #000000"/>
      <style:text-properties style:font-name="Arial" style:font-name-asian="Andale Sans UI" style:font-name-complex="Tahoma"/>
    </style:style>
    <style:style style:name="ce125" style:family="table-cell" style:parent-style-name="Default">
      <style:table-cell-properties fo:background-color="#0000ff" style:text-align-source="fix" style:repeat-content="false" fo:wrap-option="wrap" fo:border="0.002cm solid #000000" style:vertical-align="bottom"/>
      <style:paragraph-properties fo:text-align="center" fo:margin-left="0cm"/>
    </style:style>
    <style:style style:name="ce126" style:family="table-cell" style:parent-style-name="Default">
      <style:table-cell-properties fo:background-color="#0000ff" style:text-align-source="fix" style:repeat-content="false" fo:wrap-option="wrap" fo:border="0.002cm solid #000000" style:vertical-align="top"/>
      <style:paragraph-properties fo:text-align="center" fo:margin-left="0cm"/>
    </style:style>
    <style:style style:name="ce12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128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129" style:family="table-cell" style:parent-style-name="Default">
      <style:table-cell-properties fo:background-color="#ff6600" fo:wrap-option="wrap" fo:border="0.002cm solid #000000"/>
      <style:text-properties style:font-name="Arial" style:font-name-asian="Andale Sans UI" style:font-name-complex="Tahoma"/>
    </style:style>
    <style:style style:name="ce130" style:family="table-cell" style:parent-style-name="Default">
      <style:table-cell-properties fo:background-color="#00cc00" fo:wrap-option="wrap" fo:border="0.002cm solid #000000"/>
      <style:text-properties style:font-name="Arial" style:font-name-asian="Andale Sans UI" style:font-name-complex="Tahoma"/>
    </style:style>
    <style:style style:name="ce131" style:family="table-cell" style:parent-style-name="Default">
      <style:table-cell-properties fo:background-color="#ff3333" style:text-align-source="fix" style:repeat-content="false" fo:wrap-option="wrap" fo:border="0.002cm solid #000000" style:vertical-align="bottom"/>
      <style:paragraph-properties fo:text-align="center" fo:margin-left="0cm"/>
    </style:style>
    <style:style style:name="ce132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133" style:family="table-cell" style:parent-style-name="Default">
      <style:table-cell-properties fo:background-color="#0000ff" fo:wrap-option="wrap" fo:border="0.002cm solid #000000"/>
      <style:text-properties style:font-name="Arial" style:font-name-asian="Andale Sans UI" style:font-name-complex="Tahoma"/>
    </style:style>
    <style:style style:name="ce134" style:family="table-cell" style:parent-style-name="Default">
      <style:table-cell-properties fo:background-color="#ffff00" fo:wrap-option="wrap" fo:border="0.002cm solid #000000"/>
      <style:text-properties style:font-name="Arial" style:font-name-asian="Andale Sans UI" style:font-name-complex="Tahoma"/>
    </style:style>
    <style:style style:name="ce135" style:family="table-cell" style:parent-style-name="Default">
      <style:table-cell-properties fo:background-color="#ff3333" style:text-align-source="fix" style:repeat-content="false" fo:wrap-option="wrap" fo:border="0.002cm solid #000000"/>
      <style:paragraph-properties fo:text-align="center"/>
    </style:style>
    <style:style style:name="ce136" style:family="table-cell" style:parent-style-name="Default">
      <style:table-cell-properties fo:background-color="#ff3333" style:text-align-source="fix" style:repeat-content="false" fo:wrap-option="wrap" fo:border="0.002cm solid #000000" style:vertical-align="top"/>
      <style:paragraph-properties fo:text-align="center" fo:margin-left="0cm"/>
    </style:style>
    <style:style style:name="ce102" style:family="table-cell" style:parent-style-name="Default">
      <style:table-cell-properties fo:background-color="#ffffff" fo:wrap-option="wrap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02cm solid #000000" style:vertical-align="bottom"/>
      <style:paragraph-properties fo:text-align="center" fo:margin-left="0cm"/>
      <style:text-properties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02cm solid #000000" style:vertical-align="bottom"/>
      <style:paragraph-properties fo:text-align="center" fo:margin-left="0cm"/>
    </style:style>
    <style:style style:name="ce62" style:family="table-cell" style:parent-style-name="Default">
      <style:table-cell-properties fo:background-color="#ff0000" fo:wrap-option="wrap"/>
    </style:style>
    <style:style style:name="ce63" style:family="table-cell" style:parent-style-name="Default">
      <style:table-cell-properties fo:background-color="#ff6600" fo:wrap-option="wrap"/>
    </style:style>
    <style:style style:name="ce64" style:family="table-cell" style:parent-style-name="Default">
      <style:table-cell-properties fo:background-color="#ffff00" fo:wrap-option="wrap"/>
    </style:style>
    <style:style style:name="ce65" style:family="table-cell" style:parent-style-name="Default">
      <style:table-cell-properties fo:background-color="#00cc33" fo:wrap-option="wrap"/>
    </style:style>
    <style:style style:name="ce66" style:family="table-cell" style:parent-style-name="Default">
      <style:table-cell-properties fo:background-color="#99ffcc" fo:wrap-option="wrap"/>
    </style:style>
    <style:style style:name="ce67" style:family="table-cell" style:parent-style-name="Default">
      <style:table-cell-properties fo:background-color="#9933ff" fo:wrap-option="wrap"/>
    </style:style>
    <style:style style:name="ce69" style:family="table-cell" style:parent-style-name="Default">
      <style:table-cell-properties fo:wrap-option="wrap"/>
    </style:style>
    <style:style style:name="ce70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66" fo:wrap-option="wrap" fo:border="0.002cm solid #000000"/>
    </style:style>
    <style:style style:name="ce73" style:family="table-cell" style:parent-style-name="Default">
      <style:table-cell-properties fo:background-color="#ff3333" fo:wrap-option="wrap" fo:border="0.002cm solid #000000"/>
    </style:style>
    <style:style style:name="ce74" style:family="table-cell" style:parent-style-name="Default">
      <style:table-cell-properties fo:background-color="#ff6600" fo:wrap-option="wrap" fo:border="0.002cm solid #000000"/>
    </style:style>
    <style:style style:name="ce77" style:family="table-cell" style:parent-style-name="Default">
      <style:table-cell-properties fo:wrap-option="wrap" fo:border="0.002cm solid #000000"/>
    </style:style>
    <style:style style:name="ce78" style:family="table-cell" style:parent-style-name="Default">
      <style:table-cell-properties fo:background-color="#ffffff" fo:wrap-option="wrap" fo:border="0.002cm solid #000000"/>
    </style:style>
    <style:style style:name="ce94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84" style:family="table-cell" style:parent-style-name="Default">
      <style:table-cell-properties fo:background-color="#ff66cc" style:text-align-source="fix" style:repeat-content="false" fo:wrap-option="wrap" fo:border="0.035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7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95" style:family="table-cell" style:parent-style-name="Default">
      <style:table-cell-properties fo:background-color="#000000"/>
    </style:style>
    <style:style style:name="ce96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37">
      <style:table-cell-properties fo:background-color="#ff0000" fo:border="0.002cm solid #000000"/>
    </style:style>
    <style:style style:name="ce99" style:family="table-cell" style:parent-style-name="Default" style:data-style-name="N37">
      <style:table-cell-properties fo:background-color="#ffff00" fo:border="0.002cm solid #000000"/>
    </style:style>
    <style:style style:name="ce100" style:family="table-cell" style:parent-style-name="Default" style:data-style-name="N37">
      <style:table-cell-properties fo:background-color="#ff6600" fo:border="0.002cm solid #000000"/>
    </style:style>
    <style:style style:name="ce101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7" style:family="table-cell" style:parent-style-name="Default" style:data-style-name="N37">
      <style:table-cell-properties fo:background-color="#ffff00" fo:border="0.002cm solid #666666"/>
    </style:style>
    <style:style style:name="ce138" style:family="table-cell" style:parent-style-name="Default" style:data-style-name="N37">
      <style:table-cell-properties fo:background-color="#00cc33" fo:border="0.002cm solid #666666"/>
    </style:style>
    <style:style style:name="ce139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0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1" style:family="table-cell" style:parent-style-name="Default" style:data-style-name="N37">
      <style:table-cell-properties fo:background-color="#00cc00" fo:border="0.002cm solid #666666"/>
    </style:style>
    <style:style style:name="ce142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 style:data-style-name="N37">
      <style:table-cell-properties fo:background-color="#00cc33" fo:border="0.002cm solid #000000"/>
    </style:style>
    <style:style style:name="ce144" style:family="table-cell" style:parent-style-name="Default" style:data-style-name="N37">
      <style:table-cell-properties fo:background-color="#00cc00" fo:border="0.002cm solid #000000"/>
    </style:style>
    <style:style style:name="ce145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6" style:family="table-cell" style:parent-style-name="Default" style:data-style-name="N37">
      <style:table-cell-properties fo:background-color="#99ffcc" fo:border="0.002cm solid #000000"/>
    </style:style>
    <style:style style:name="ce150" style:family="table-cell" style:parent-style-name="Default">
      <style:table-cell-properties fo:background-color="#00cc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 style:data-style-name="N37">
      <style:table-cell-properties fo:background-color="#9900ff" fo:border="0.002cm solid #000000"/>
    </style:style>
    <style:style style:name="ce152" style:family="table-cell" style:parent-style-name="Default" style:data-style-name="N37">
      <style:table-cell-properties fo:background-color="#ffffff" fo:border="0.002cm solid #000000"/>
    </style:style>
    <style:style style:name="ce155" style:family="table-cell" style:parent-style-name="Default">
      <style:table-cell-properties fo:background-color="#ffff00" fo:border="0.002cm solid #666666"/>
    </style:style>
    <style:style style:name="ce156" style:family="table-cell" style:parent-style-name="Default">
      <style:table-cell-properties fo:background-color="#00cc33" fo:border="0.002cm solid #666666"/>
    </style:style>
    <style:style style:name="ce157" style:family="table-cell" style:parent-style-name="Default">
      <style:table-cell-properties fo:background-color="#00cc00" fo:border="0.002cm solid #666666"/>
    </style:style>
    <style:style style:name="ce158" style:family="table-cell" style:parent-style-name="Default">
      <style:table-cell-properties fo:background-color="#99ffcc" fo:border="0.002cm solid #000000"/>
    </style:style>
    <style:style style:name="ce159" style:family="table-cell" style:parent-style-name="Default">
      <style:table-cell-properties fo:background-color="#9900ff" fo:border="0.002cm solid #000000"/>
    </style:style>
    <style:style style:name="ce160" style:family="table-cell" style:parent-style-name="Default">
      <style:table-cell-properties fo:background-color="#ffffff" fo:border="0.002cm solid #000000"/>
    </style:style>
    <style:style style:name="ce170" style:family="table-cell" style:parent-style-name="Default">
      <style:table-cell-properties fo:background-color="#ffff00" fo:border="0.088cm solid #666666"/>
    </style:style>
    <style:style style:name="ce171" style:family="table-cell" style:parent-style-name="Default">
      <style:table-cell-properties fo:background-color="#00cc00" fo:border="0.088cm solid #666666"/>
    </style:style>
    <style:style style:name="ce172" style:family="table-cell" style:parent-style-name="Default">
      <style:table-cell-properties fo:background-color="transparen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1" table:default-cell-style-name="ce144"/>
        <table:table-column table:style-name="co51" table:default-cell-style-name="ce154"/>
        <table:table-column table:style-name="co52" table:default-cell-style-name="ce154"/>
        <table:table-column table:style-name="co53" table:default-cell-style-name="ce154"/>
        <table:table-column table:style-name="co54" table:number-columns-repeated="2" table:default-cell-style-name="ce154"/>
        <table:table-column table:style-name="co55" table:default-cell-style-name="ce154"/>
        <table:table-column table:style-name="co56" table:default-cell-style-name="ce154"/>
        <table:table-column table:style-name="co57" table:default-cell-style-name="ce154"/>
        <table:table-column table:style-name="co64" table:default-cell-style-name="ce154"/>
        <table:table-column table:style-name="co65" table:number-columns-repeated="2" table:default-cell-style-name="ce154"/>
        <table:table-column table:style-name="co21" table:default-cell-style-name="ce154"/>
        <table:table-column table:style-name="co21" table:number-columns-repeated="2" table:default-cell-style-name="Default"/>
        <table:table-column table:style-name="co66" table:default-cell-style-name="Default"/>
        <table:table-row table:style-name="ro43">
          <table:table-cell table:style-name="ce61"/>
          <table:table-cell table:style-name="Default" office:value-type="string">
            <text:p>0 – 50</text:p>
          </table:table-cell>
          <table:table-cell table:style-name="ce81"/>
          <table:table-cell table:style-name="ce81" office:value-type="string">
            <text:p>При болезни кф 1.5</text:p>
          </table:table-cell>
          <table:table-cell table:style-name="ce81" table:number-columns-repeated="9"/>
          <table:table-cell table:number-columns-repeated="3"/>
        </table:table-row>
        <table:table-row table:style-name="ro43">
          <table:table-cell table:style-name="ce68"/>
          <table:table-cell table:style-name="Default" office:value-type="string">
            <text:p>60 – 90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71"/>
          <table:table-cell table:style-name="Default" office:value-type="string">
            <text:p>90 – 120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75"/>
          <table:table-cell table:style-name="Default" office:value-type="string">
            <text:p>120 – 150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76"/>
          <table:table-cell table:style-name="Default" office:value-type="string">
            <text:p>150 – 180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79"/>
          <table:table-cell table:style-name="Default" office:value-type="string">
            <text:p>180 и выше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95"/>
          <table:table-cell table:style-name="Default" office:value-type="float" office:value="250">
            <text:p>250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81" table:number-columns-repeated="13"/>
          <table:table-cell table:number-columns-repeated="3"/>
        </table:table-row>
        <table:table-row table:style-name="ro44">
          <table:table-cell table:style-name="ce96" office:value-type="string">
            <text:p>Число</text:p>
          </table:table-cell>
          <table:table-cell table:style-name="ce96" office:value-type="string">
            <text:p>Подъем 1 буд</text:p>
          </table:table-cell>
          <table:table-cell table:style-name="ce96" office:value-type="string">
            <text:p>Зарядка</text:p>
          </table:table-cell>
          <table:table-cell table:style-name="ce96" office:value-type="string">
            <text:p>Работа</text:p>
          </table:table-cell>
          <table:table-cell table:style-name="ce96" office:value-type="string">
            <text:p>Обучение light</text:p>
          </table:table-cell>
          <table:table-cell table:style-name="ce96" office:value-type="string">
            <text:p>Обучение</text:p>
          </table:table-cell>
          <table:table-cell table:style-name="ce96" office:value-type="string">
            <text:p>Спорт</text:p>
          </table:table-cell>
          <table:table-cell table:style-name="ce96" office:value-type="string">
            <text:p>English</text:p>
          </table:table-cell>
          <table:table-cell table:style-name="ce96" office:value-type="string">
            <text:p>Важные дела</text:p>
          </table:table-cell>
          <table:table-cell table:style-name="ce96" office:value-type="string">
            <text:p>Здоровье</text:p>
          </table:table-cell>
          <table:table-cell table:style-name="ce96" office:value-type="string">
            <text:p>Медитация</text:p>
          </table:table-cell>
          <table:table-cell table:style-name="ce96" office:value-type="string">
            <text:p>Итог</text:p>
          </table:table-cell>
          <table:table-cell table:style-name="ce96"/>
          <table:table-cell table:number-columns-repeated="3"/>
        </table:table-row>
        <table:table-row table:style-name="ro45">
          <table:table-cell table:style-name="ce96" office:value-type="string">
            <text:p>Значения</text:p>
          </table:table-cell>
          <table:table-cell table:style-name="ce96" office:value-type="float" office:value="20">
            <text:p>20</text:p>
          </table:table-cell>
          <table:table-cell table:style-name="ce96" office:value-type="float" office:value="10">
            <text:p>10</text:p>
          </table:table-cell>
          <table:table-cell table:style-name="ce96" office:value-type="string">
            <text:p>10 / 30 минут</text:p>
          </table:table-cell>
          <table:table-cell table:style-name="ce96" office:value-type="string">
            <text:p>10 / 1 час</text:p>
          </table:table-cell>
          <table:table-cell table:style-name="ce96" office:value-type="string">
            <text:p>10 / 30 минут</text:p>
          </table:table-cell>
          <table:table-cell table:style-name="ce96" office:value-type="string">
            <text:p>10 / 20 минут</text:p>
          </table:table-cell>
          <table:table-cell table:style-name="ce96" office:value-type="string">
            <text:p>10 / 30 минут</text:p>
          </table:table-cell>
          <table:table-cell table:number-columns-repeated="2" table:style-name="ce96" office:value-type="string">
            <text:p>Опционально</text:p>
          </table:table-cell>
          <table:table-cell table:style-name="ce96" office:value-type="string">
            <text:p>10 / 15 мин</text:p>
          </table:table-cell>
          <table:table-cell table:style-name="ce96" table:number-columns-repeated="2"/>
          <table:table-cell table:number-columns-repeated="3"/>
        </table:table-row>
        <table:table-row table:style-name="ro43" table:visibility="collapse">
          <table:table-cell table:style-name="ce97" office:value-type="date" office:date-value="2018-04-02">
            <text:p>02.04.18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text:p>1</text:p>
          </table:table-cell>
          <table:table-cell table:number-columns-repeated="2" table:style-name="ce147"/>
          <table:table-cell table:style-name="ce147" office:value-type="float" office:value="2">
            <text:p>2</text:p>
          </table:table-cell>
          <table:table-cell table:number-columns-repeated="2" table:style-name="ce147"/>
          <table:table-cell table:style-name="ce147" office:value-type="float" office:value="2">
            <text:p>2</text:p>
          </table:table-cell>
          <table:table-cell table:style-name="ce147"/>
          <table:table-cell table:style-name="ce147"/>
          <table:table-cell table:style-name="ce147" table:formula="of:= [.B11] + [.C11] + [.D11] + [.F11] + [.G11] + [.H11] + [.I11]" office:value-type="float" office:value="5">
            <text:p>5</text:p>
          </table:table-cell>
          <table:table-cell table:style-name="ce147"/>
          <table:table-cell table:number-columns-repeated="3"/>
        </table:table-row>
        <table:table-row table:style-name="ro43" table:visibility="collapse">
          <table:table-cell table:style-name="ce97" office:value-type="date" office:date-value="2018-04-03">
            <text:p>03.04.18</text:p>
          </table:table-cell>
          <table:table-cell table:number-columns-repeated="2" table:style-name="ce147" office:value-type="float" office:value="1">
            <text:p>1</text:p>
          </table:table-cell>
          <table:table-cell table:number-columns-repeated="2" table:style-name="ce147"/>
          <table:table-cell table:style-name="ce147" office:value-type="float" office:value="2">
            <text:p>2</text:p>
          </table:table-cell>
          <table:table-cell table:number-columns-repeated="4" table:style-name="ce147"/>
          <table:table-cell table:style-name="ce147"/>
          <table:table-cell table:style-name="ce147" table:formula="of:= [.B12] + [.C12] + [.D12] + [.F12] + [.G12] + [.H12] + [.I12]" office:value-type="float" office:value="4">
            <text:p>4</text:p>
          </table:table-cell>
          <table:table-cell table:style-name="ce147"/>
          <table:table-cell table:number-columns-repeated="3"/>
        </table:table-row>
        <table:table-row table:style-name="ro43" table:visibility="collapse">
          <table:table-cell table:style-name="ce99" office:value-type="date" office:date-value="2018-04-04">
            <text:p>04.04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3">
            <text:p>3</text:p>
          </table:table-cell>
          <table:table-cell table:style-name="ce148"/>
          <table:table-cell table:number-columns-repeated="3" table:style-name="ce148" office:value-type="float" office:value="2">
            <text:p>2</text:p>
          </table:table-cell>
          <table:table-cell table:number-columns-repeated="2" table:style-name="ce148"/>
          <table:table-cell table:style-name="ce148"/>
          <table:table-cell table:style-name="ce148" table:formula="of:= [.B13] + [.C13] + [.D13] + [.F13] + [.G13] + [.H13] + [.I13]" office:value-type="float" office:value="11">
            <text:p>11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100" office:value-type="date" office:date-value="2018-04-05">
            <text:p>05.04.18</text:p>
          </table:table-cell>
          <table:table-cell table:number-columns-repeated="2" table:style-name="ce149" office:value-type="float" office:value="1">
            <text:p>1</text:p>
          </table:table-cell>
          <table:table-cell table:style-name="ce149" office:value-type="float" office:value="3">
            <text:p>3</text:p>
          </table:table-cell>
          <table:table-cell table:style-name="ce149"/>
          <table:table-cell table:style-name="ce149" office:value-type="float" office:value="2">
            <text:p>2</text:p>
          </table:table-cell>
          <table:table-cell table:number-columns-repeated="4" table:style-name="ce149"/>
          <table:table-cell table:style-name="ce149"/>
          <table:table-cell table:style-name="ce149" table:formula="of:= [.B14] + [.C14] + [.D14] + [.F14] + [.G14] + [.H14] + [.I14]" office:value-type="float" office:value="7">
            <text:p>7</text:p>
          </table:table-cell>
          <table:table-cell table:style-name="ce149"/>
          <table:table-cell table:number-columns-repeated="3"/>
        </table:table-row>
        <table:table-row table:style-name="ro43" table:visibility="collapse">
          <table:table-cell table:style-name="ce99" office:value-type="date" office:date-value="2018-04-06">
            <text:p>06.04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3">
            <text:p>3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/>
          <table:table-cell table:number-columns-repeated="2" table:style-name="ce148" office:value-type="float" office:value="1">
            <text:p>1</text:p>
          </table:table-cell>
          <table:table-cell table:style-name="ce148"/>
          <table:table-cell table:style-name="ce148"/>
          <table:table-cell table:style-name="ce148" table:formula="of:= [.B15] + [.C15] + [.D15] + [.F15] + [.G15] + [.H15] + [.I15]" office:value-type="float" office:value="9">
            <text:p>9</text:p>
          </table:table-cell>
          <table:table-cell table:style-name="ce148"/>
          <table:table-cell table:number-columns-repeated="3"/>
        </table:table-row>
        <table:table-row table:style-name="ro46" table:visibility="collapse">
          <table:table-cell table:style-name="ce101" office:value-type="string">
            <text:p>Неделя</text:p>
          </table:table-cell>
          <table:table-cell table:style-name="ce101" table:formula="of:= ([.B11] + [.B12] + [.B13] + [.B14] + [.B15]) / 5" office:value-type="float" office:value="0.8">
            <text:p>0,8</text:p>
          </table:table-cell>
          <table:table-cell table:style-name="ce101" table:formula="of:= ([.C11] + [.C12] + [.C13] + [.C14] + [.C15]) / 5" office:value-type="float" office:value="1">
            <text:p>1</text:p>
          </table:table-cell>
          <table:table-cell table:style-name="ce101" table:formula="of:= ([.D11] + [.D12] + [.D13] + [.D14] + [.D15]) / 5" office:value-type="float" office:value="1.8">
            <text:p>1,8</text:p>
          </table:table-cell>
          <table:table-cell table:style-name="ce101"/>
          <table:table-cell table:style-name="ce101" table:formula="of:= ([.F11] + [.F12] + [.F13] + [.F14] + [.F15]) / 5" office:value-type="float" office:value="2">
            <text:p>2</text:p>
          </table:table-cell>
          <table:table-cell table:style-name="ce101" table:formula="of:= ([.G11] + [.G12] + [.G13] + [.G14] + [.G15]) / 5" office:value-type="float" office:value="0.4">
            <text:p>0,4</text:p>
          </table:table-cell>
          <table:table-cell table:style-name="ce101" table:formula="of:= ([.H11] + [.H12] + [.H13] + [.H14] + [.H15]) / 5" office:value-type="float" office:value="0.6">
            <text:p>0,6</text:p>
          </table:table-cell>
          <table:table-cell table:style-name="ce101" table:formula="of:= ([.I11] + [.I12] + [.I13] + [.I14] + [.I15]) / 5" office:value-type="float" office:value="0.6">
            <text:p>0,6</text:p>
          </table:table-cell>
          <table:table-cell table:style-name="ce101" table:number-columns-repeated="2"/>
          <table:table-cell table:style-name="ce101" table:formula="of:= ([.L11] + [.L12] + [.L13] + [.L14] + [.L15]) / 5" office:value-type="float" office:value="7.2">
            <text:p>7,2</text:p>
          </table:table-cell>
          <table:table-cell table:style-name="ce101"/>
          <table:table-cell table:number-columns-repeated="3"/>
        </table:table-row>
        <table:table-row table:style-name="ro43" table:visibility="collapse">
          <table:table-cell table:style-name="ce137" office:value-type="date" office:date-value="2018-04-09">
            <text:p>09.04.18</text:p>
          </table:table-cell>
          <table:table-cell table:number-columns-repeated="2" table:style-name="ce155" office:value-type="float" office:value="1">
            <text:p>1</text:p>
          </table:table-cell>
          <table:table-cell table:style-name="ce155" office:value-type="float" office:value="4">
            <text:p>4</text:p>
          </table:table-cell>
          <table:table-cell table:style-name="ce155"/>
          <table:table-cell table:style-name="ce155" office:value-type="float" office:value="2">
            <text:p>2</text:p>
          </table:table-cell>
          <table:table-cell table:style-name="ce155"/>
          <table:table-cell table:style-name="ce155" office:value-type="float" office:value="1">
            <text:p>1</text:p>
          </table:table-cell>
          <table:table-cell table:number-columns-repeated="2" table:style-name="ce155"/>
          <table:table-cell table:style-name="ce155"/>
          <table:table-cell table:style-name="ce155" table:formula="of:= [.B17] + [.C17] + [.D17] + [.F17] + [.G17] + [.H17] + [.I17]" office:value-type="float" office:value="9">
            <text:p>9</text:p>
          </table:table-cell>
          <table:table-cell table:style-name="ce155"/>
          <table:table-cell table:number-columns-repeated="3"/>
        </table:table-row>
        <table:table-row table:style-name="ro43" table:visibility="collapse">
          <table:table-cell table:style-name="ce137" office:value-type="date" office:date-value="2018-04-10">
            <text:p>10.04.18</text:p>
          </table:table-cell>
          <table:table-cell table:number-columns-repeated="2" table:style-name="ce155" office:value-type="float" office:value="1">
            <text:p>1</text:p>
          </table:table-cell>
          <table:table-cell table:style-name="ce155" office:value-type="float" office:value="4">
            <text:p>4</text:p>
          </table:table-cell>
          <table:table-cell table:style-name="ce155"/>
          <table:table-cell table:style-name="ce155" office:value-type="float" office:value="2">
            <text:p>2</text:p>
          </table:table-cell>
          <table:table-cell table:style-name="ce155"/>
          <table:table-cell table:style-name="ce155" office:value-type="float" office:value="1">
            <text:p>1</text:p>
          </table:table-cell>
          <table:table-cell table:number-columns-repeated="2" table:style-name="ce155"/>
          <table:table-cell table:style-name="ce155"/>
          <table:table-cell table:style-name="ce155" table:formula="of:= [.B18] + [.C18] + [.D18] + [.F18] + [.G18] + [.H18] + [.I18]" office:value-type="float" office:value="9">
            <text:p>9</text:p>
          </table:table-cell>
          <table:table-cell table:style-name="ce155"/>
          <table:table-cell table:number-columns-repeated="3"/>
        </table:table-row>
        <table:table-row table:style-name="ro43" table:visibility="collapse">
          <table:table-cell table:style-name="ce138" office:value-type="date" office:date-value="2018-04-11">
            <text:p>11.04.18</text:p>
          </table:table-cell>
          <table:table-cell table:number-columns-repeated="2" table:style-name="ce156" office:value-type="float" office:value="1">
            <text:p>1</text:p>
          </table:table-cell>
          <table:table-cell table:style-name="ce156" office:value-type="float" office:value="6">
            <text:p>6</text:p>
          </table:table-cell>
          <table:table-cell table:style-name="ce156"/>
          <table:table-cell table:style-name="ce156" office:value-type="float" office:value="3">
            <text:p>3</text:p>
          </table:table-cell>
          <table:table-cell table:style-name="ce156" office:value-type="float" office:value="2">
            <text:p>2</text:p>
          </table:table-cell>
          <table:table-cell table:style-name="ce156"/>
          <table:table-cell table:style-name="ce156" office:value-type="float" office:value="1">
            <text:p>1</text:p>
          </table:table-cell>
          <table:table-cell table:style-name="ce156"/>
          <table:table-cell table:style-name="ce156"/>
          <table:table-cell table:style-name="ce156" table:formula="of:= [.B19] + [.C19] + [.D19] + [.F19] + [.G19] + [.H19] + [.I19]" office:value-type="float" office:value="14">
            <text:p>14</text:p>
          </table:table-cell>
          <table:table-cell table:style-name="ce156"/>
          <table:table-cell table:number-columns-repeated="3"/>
        </table:table-row>
        <table:table-row table:style-name="ro43" table:visibility="collapse">
          <table:table-cell table:style-name="ce137" office:value-type="date" office:date-value="2018-04-12">
            <text:p>12.04.18</text:p>
          </table:table-cell>
          <table:table-cell table:number-columns-repeated="2" table:style-name="ce155" office:value-type="float" office:value="1">
            <text:p>1</text:p>
          </table:table-cell>
          <table:table-cell table:style-name="ce155" office:value-type="float" office:value="3">
            <text:p>3</text:p>
          </table:table-cell>
          <table:table-cell table:style-name="ce155"/>
          <table:table-cell table:style-name="ce155" office:value-type="float" office:value="2">
            <text:p>2</text:p>
          </table:table-cell>
          <table:table-cell table:number-columns-repeated="2" table:style-name="ce155"/>
          <table:table-cell table:style-name="ce155" office:value-type="float" office:value="3">
            <text:p>3</text:p>
          </table:table-cell>
          <table:table-cell table:style-name="ce155"/>
          <table:table-cell table:style-name="ce155"/>
          <table:table-cell table:style-name="ce155" table:formula="of:= [.B20] + [.C20] + [.D20] + [.F20] + [.G20] + [.H20] + [.I20]" office:value-type="float" office:value="10">
            <text:p>10</text:p>
          </table:table-cell>
          <table:table-cell table:style-name="ce155"/>
          <table:table-cell table:number-columns-repeated="3"/>
        </table:table-row>
        <table:table-row table:style-name="ro43" table:visibility="collapse">
          <table:table-cell table:style-name="ce137" office:value-type="date" office:date-value="2018-04-13">
            <text:p>13.04.18</text:p>
          </table:table-cell>
          <table:table-cell table:number-columns-repeated="2" table:style-name="ce155" office:value-type="float" office:value="1">
            <text:p>1</text:p>
          </table:table-cell>
          <table:table-cell table:style-name="ce155" office:value-type="float" office:value="4">
            <text:p>4</text:p>
          </table:table-cell>
          <table:table-cell table:style-name="ce155"/>
          <table:table-cell table:style-name="ce155" office:value-type="float" office:value="2">
            <text:p>2</text:p>
          </table:table-cell>
          <table:table-cell table:number-columns-repeated="2" table:style-name="ce155"/>
          <table:table-cell table:style-name="ce155" office:value-type="float" office:value="1">
            <text:p>1</text:p>
          </table:table-cell>
          <table:table-cell table:style-name="ce155"/>
          <table:table-cell table:style-name="ce155"/>
          <table:table-cell table:style-name="ce155" table:formula="of:= [.B21] + [.C21] + [.D21] + [.F21] + [.G21] + [.H21] + [.I21]" office:value-type="float" office:value="9">
            <text:p>9</text:p>
          </table:table-cell>
          <table:table-cell table:style-name="ce155"/>
          <table:table-cell table:number-columns-repeated="3"/>
        </table:table-row>
        <table:table-row table:style-name="ro47" table:visibility="collapse">
          <table:table-cell table:style-name="ce139" office:value-type="string">
            <text:p>Неделя</text:p>
          </table:table-cell>
          <table:table-cell table:style-name="ce139" table:formula="of:== ([.B17] + [.B18] + [.B19] + [.B20] + [.B21]) / 5" office:value-type="float" office:value="1">
            <text:p>1</text:p>
          </table:table-cell>
          <table:table-cell table:style-name="ce139" table:formula="of:== ([.C17] + [.C18] + [.C19] + [.C20] + [.C21]) / 5" office:value-type="float" office:value="1">
            <text:p>1</text:p>
          </table:table-cell>
          <table:table-cell table:style-name="ce139" table:formula="of:== ([.D17] + [.D18] + [.D19] + [.D20] + [.D21]) / 5" office:value-type="float" office:value="4.2">
            <text:p>4,2</text:p>
          </table:table-cell>
          <table:table-cell table:style-name="ce139"/>
          <table:table-cell table:style-name="ce139" table:formula="of:== ([.F17] + [.F18] + [.F19] + [.F20] + [.F21]) / 5" office:value-type="float" office:value="2.2">
            <text:p>2,2</text:p>
          </table:table-cell>
          <table:table-cell table:style-name="ce139" table:formula="of:== ([.G17] + [.G18] + [.G19] + [.G20] + [.G21]) / 5" office:value-type="float" office:value="0.4">
            <text:p>0,4</text:p>
          </table:table-cell>
          <table:table-cell table:style-name="ce139" table:formula="of:== ([.H17] + [.H18] + [.H19] + [.H20] + [.H21]) / 5" office:value-type="float" office:value="0.4">
            <text:p>0,4</text:p>
          </table:table-cell>
          <table:table-cell table:style-name="ce139" table:formula="of:== ([.I17] + [.I18] + [.I19] + [.I20] + [.I21]) / 5" office:value-type="float" office:value="1">
            <text:p>1</text:p>
          </table:table-cell>
          <table:table-cell table:style-name="ce139" table:number-columns-repeated="2"/>
          <table:table-cell table:style-name="ce139" table:formula="of:== ([.L17] + [.L18] + [.L19] + [.L20] + [.L21]) / 5" office:value-type="float" office:value="10.2">
            <text:p>10,2</text:p>
          </table:table-cell>
          <table:table-cell table:style-name="ce139"/>
          <table:table-cell table:number-columns-repeated="3"/>
        </table:table-row>
        <table:table-row table:style-name="ro43" table:visibility="collapse">
          <table:table-cell table:style-name="ce137" office:value-type="date" office:date-value="2018-04-16">
            <text:p>16.04.18</text:p>
          </table:table-cell>
          <table:table-cell table:number-columns-repeated="2" table:style-name="ce155" office:value-type="float" office:value="1">
            <text:p>1</text:p>
          </table:table-cell>
          <table:table-cell table:style-name="ce155" office:value-type="float" office:value="3">
            <text:p>3</text:p>
          </table:table-cell>
          <table:table-cell table:style-name="ce155"/>
          <table:table-cell table:style-name="ce155" office:value-type="float" office:value="3">
            <text:p>3</text:p>
          </table:table-cell>
          <table:table-cell table:style-name="ce155"/>
          <table:table-cell table:style-name="ce155" office:value-type="float" office:value="2">
            <text:p>2</text:p>
          </table:table-cell>
          <table:table-cell table:number-columns-repeated="2" table:style-name="ce155"/>
          <table:table-cell table:style-name="ce155"/>
          <table:table-cell table:style-name="ce155" table:formula="of:= [.B23] + [.C23] + [.D23] + [.F23] + [.G23] + [.H23] + [.I23]" office:value-type="float" office:value="10">
            <text:p>10</text:p>
          </table:table-cell>
          <table:table-cell table:style-name="ce155"/>
          <table:table-cell table:number-columns-repeated="3"/>
        </table:table-row>
        <table:table-row table:style-name="ro43" table:visibility="collapse">
          <table:table-cell table:style-name="ce138" office:value-type="date" office:date-value="2018-04-17">
            <text:p>17.04.18</text:p>
          </table:table-cell>
          <table:table-cell table:number-columns-repeated="2" table:style-name="ce156" office:value-type="float" office:value="1">
            <text:p>1</text:p>
          </table:table-cell>
          <table:table-cell table:style-name="ce156" office:value-type="float" office:value="8">
            <text:p>8</text:p>
          </table:table-cell>
          <table:table-cell table:style-name="ce156"/>
          <table:table-cell table:style-name="ce156" office:value-type="float" office:value="2">
            <text:p>2</text:p>
          </table:table-cell>
          <table:table-cell table:number-columns-repeated="4" table:style-name="ce156"/>
          <table:table-cell table:style-name="ce156"/>
          <table:table-cell table:style-name="ce156" table:formula="of:= [.B24] + [.C24] + [.D24] + [.F24] + [.G24] + [.H24] + [.I24]" office:value-type="float" office:value="12">
            <text:p>12</text:p>
          </table:table-cell>
          <table:table-cell table:style-name="ce156"/>
          <table:table-cell table:number-columns-repeated="3"/>
        </table:table-row>
        <table:table-row table:style-name="ro43" table:visibility="collapse">
          <table:table-cell table:style-name="ce138" office:value-type="date" office:date-value="2018-04-18">
            <text:p>18.04.18</text:p>
          </table:table-cell>
          <table:table-cell table:number-columns-repeated="2" table:style-name="ce156" office:value-type="float" office:value="1">
            <text:p>1</text:p>
          </table:table-cell>
          <table:table-cell table:style-name="ce156" office:value-type="float" office:value="8">
            <text:p>8</text:p>
          </table:table-cell>
          <table:table-cell table:style-name="ce156"/>
          <table:table-cell table:style-name="ce156" office:value-type="float" office:value="2">
            <text:p>2</text:p>
          </table:table-cell>
          <table:table-cell table:number-columns-repeated="2" table:style-name="ce156"/>
          <table:table-cell table:style-name="ce156" office:value-type="float" office:value="1">
            <text:p>1</text:p>
          </table:table-cell>
          <table:table-cell table:style-name="ce156"/>
          <table:table-cell table:style-name="ce156"/>
          <table:table-cell table:style-name="ce156" table:formula="of:= [.B25] + [.C25] + [.D25] + [.F25] + [.G25] + [.H25] + [.I25]" office:value-type="float" office:value="13">
            <text:p>13</text:p>
          </table:table-cell>
          <table:table-cell table:style-name="ce156"/>
          <table:table-cell table:number-columns-repeated="3"/>
        </table:table-row>
        <table:table-row table:style-name="ro43" table:visibility="collapse">
          <table:table-cell table:style-name="ce138" office:value-type="date" office:date-value="2018-04-19">
            <text:p>19.04.18</text:p>
          </table:table-cell>
          <table:table-cell table:number-columns-repeated="2" table:style-name="ce156" office:value-type="float" office:value="1">
            <text:p>1</text:p>
          </table:table-cell>
          <table:table-cell table:style-name="ce156" office:value-type="float" office:value="6">
            <text:p>6</text:p>
          </table:table-cell>
          <table:table-cell table:style-name="ce156"/>
          <table:table-cell table:style-name="ce156" office:value-type="float" office:value="2">
            <text:p>2</text:p>
          </table:table-cell>
          <table:table-cell table:style-name="ce156"/>
          <table:table-cell table:style-name="ce156" office:value-type="float" office:value="2">
            <text:p>2</text:p>
          </table:table-cell>
          <table:table-cell table:number-columns-repeated="2" table:style-name="ce156"/>
          <table:table-cell table:style-name="ce156"/>
          <table:table-cell table:style-name="ce156" table:formula="of:= [.B26] + [.C26] + [.D26] + [.F26] + [.G26] + [.H26] + [.I26]" office:value-type="float" office:value="12">
            <text:p>12</text:p>
          </table:table-cell>
          <table:table-cell table:style-name="ce156"/>
          <table:table-cell table:number-columns-repeated="3"/>
        </table:table-row>
        <table:table-row table:style-name="ro43" table:visibility="collapse">
          <table:table-cell table:style-name="ce138" office:value-type="date" office:date-value="2018-04-20">
            <text:p>20.04.18</text:p>
          </table:table-cell>
          <table:table-cell table:number-columns-repeated="2" table:style-name="ce156" office:value-type="float" office:value="1">
            <text:p>1</text:p>
          </table:table-cell>
          <table:table-cell table:style-name="ce156" office:value-type="float" office:value="7">
            <text:p>7</text:p>
          </table:table-cell>
          <table:table-cell table:style-name="ce156"/>
          <table:table-cell table:style-name="ce156" office:value-type="float" office:value="3">
            <text:p>3</text:p>
          </table:table-cell>
          <table:table-cell table:style-name="ce156"/>
          <table:table-cell table:style-name="ce156" office:value-type="float" office:value="1">
            <text:p>1</text:p>
          </table:table-cell>
          <table:table-cell table:number-columns-repeated="2" table:style-name="ce156"/>
          <table:table-cell table:style-name="ce156"/>
          <table:table-cell table:style-name="ce156" table:formula="of:= [.B27] + [.C27] + [.D27] + [.F27] + [.G27] + [.H27] + [.I27]" office:value-type="float" office:value="13">
            <text:p>13</text:p>
          </table:table-cell>
          <table:table-cell table:style-name="ce156"/>
          <table:table-cell table:number-columns-repeated="3"/>
        </table:table-row>
        <table:table-row table:style-name="ro47" table:visibility="collapse">
          <table:table-cell table:style-name="ce140" office:value-type="string">
            <text:p>Неделя</text:p>
          </table:table-cell>
          <table:table-cell table:style-name="ce140" table:formula="of:== ([.B23] + [.B24] + [.B25] + [.B26] + [.B27]) / 5" office:value-type="float" office:value="1">
            <text:p>1</text:p>
          </table:table-cell>
          <table:table-cell table:style-name="ce140" table:formula="of:== ([.C23] + [.C24] + [.C25] + [.C26] + [.C27]) / 5" office:value-type="float" office:value="1">
            <text:p>1</text:p>
          </table:table-cell>
          <table:table-cell table:style-name="ce140" table:formula="of:== ([.D23] + [.D24] + [.D25] + [.D26] + [.D27]) / 5" office:value-type="float" office:value="6.4">
            <text:p>6,4</text:p>
          </table:table-cell>
          <table:table-cell table:style-name="ce140"/>
          <table:table-cell table:style-name="ce140" table:formula="of:== ([.F23] + [.F24] + [.F25] + [.F26] + [.F27]) / 5" office:value-type="float" office:value="2.4">
            <text:p>2,4</text:p>
          </table:table-cell>
          <table:table-cell table:style-name="ce140" table:formula="of:== ([.G23] + [.G24] + [.G25] + [.G26] + [.G27]) / 5" office:value-type="float" office:value="0">
            <text:p>0</text:p>
          </table:table-cell>
          <table:table-cell table:style-name="ce140" table:formula="of:== ([.H23] + [.H24] + [.H25] + [.H26] + [.H27]) / 5" office:value-type="float" office:value="1">
            <text:p>1</text:p>
          </table:table-cell>
          <table:table-cell table:style-name="ce140" table:formula="of:== ([.I23] + [.I24] + [.I25] + [.I26] + [.I27]) / 5" office:value-type="float" office:value="0.2">
            <text:p>0,2</text:p>
          </table:table-cell>
          <table:table-cell table:style-name="ce140" table:number-columns-repeated="2"/>
          <table:table-cell table:style-name="ce140" table:formula="of:== ([.L23] + [.L24] + [.L25] + [.L26] + [.L27]) / 5" office:value-type="float" office:value="12">
            <text:p>12</text:p>
          </table:table-cell>
          <table:table-cell table:style-name="ce140"/>
          <table:table-cell table:number-columns-repeated="3"/>
        </table:table-row>
        <table:table-row table:style-name="ro43" table:visibility="collapse">
          <table:table-cell table:style-name="ce137" office:value-type="date" office:date-value="2018-04-23">
            <text:p>23.04.18</text:p>
          </table:table-cell>
          <table:table-cell table:number-columns-repeated="2" table:style-name="ce155" office:value-type="float" office:value="1">
            <text:p>1</text:p>
          </table:table-cell>
          <table:table-cell table:style-name="ce155" office:value-type="float" office:value="5">
            <text:p>5</text:p>
          </table:table-cell>
          <table:table-cell table:style-name="ce155"/>
          <table:table-cell table:style-name="ce155" office:value-type="float" office:value="2">
            <text:p>2</text:p>
          </table:table-cell>
          <table:table-cell table:style-name="ce155"/>
          <table:table-cell table:style-name="ce155" office:value-type="float" office:value="1">
            <text:p>1</text:p>
          </table:table-cell>
          <table:table-cell table:number-columns-repeated="2" table:style-name="ce155"/>
          <table:table-cell table:style-name="ce155"/>
          <table:table-cell table:style-name="ce155" table:formula="of:= [.B29] + [.C29] + [.D29] + [.F29] + [.G29] + [.H29] + [.I29]" office:value-type="float" office:value="10">
            <text:p>10</text:p>
          </table:table-cell>
          <table:table-cell table:style-name="ce155"/>
          <table:table-cell table:number-columns-repeated="3"/>
        </table:table-row>
        <table:table-row table:style-name="ro43" table:visibility="collapse">
          <table:table-cell table:style-name="ce137" office:value-type="date" office:date-value="2018-04-24">
            <text:p>24.04.18</text:p>
          </table:table-cell>
          <table:table-cell table:number-columns-repeated="2" table:style-name="ce155" office:value-type="float" office:value="1">
            <text:p>1</text:p>
          </table:table-cell>
          <table:table-cell table:style-name="ce155" office:value-type="float" office:value="7">
            <text:p>7</text:p>
          </table:table-cell>
          <table:table-cell table:style-name="ce155" office:value-type="float" office:value="1">
            <text:p>1</text:p>
          </table:table-cell>
          <table:table-cell table:number-columns-repeated="3" table:style-name="ce155"/>
          <table:table-cell table:style-name="ce155" office:value-type="float" office:value="0.5">
            <text:p>0,5</text:p>
          </table:table-cell>
          <table:table-cell table:style-name="ce155"/>
          <table:table-cell table:style-name="ce155"/>
          <table:table-cell table:style-name="ce155" table:formula="of:= [.B30] + [.C30] + [.D30] + [.E30] + [.F30] + [.G30] + [.H30] + [.I30]" office:value-type="float" office:value="10.5">
            <text:p>10,5</text:p>
          </table:table-cell>
          <table:table-cell table:style-name="ce155"/>
          <table:table-cell table:number-columns-repeated="3"/>
        </table:table-row>
        <table:table-row table:style-name="ro43" table:visibility="collapse">
          <table:table-cell table:style-name="ce137" office:value-type="date" office:date-value="2018-04-25">
            <text:p>25.04.18</text:p>
          </table:table-cell>
          <table:table-cell table:number-columns-repeated="2" table:style-name="ce155" office:value-type="float" office:value="1">
            <text:p>1</text:p>
          </table:table-cell>
          <table:table-cell table:style-name="ce155" office:value-type="float" office:value="5">
            <text:p>5</text:p>
          </table:table-cell>
          <table:table-cell table:style-name="ce155" office:value-type="float" office:value="1.5">
            <text:p>1,5</text:p>
          </table:table-cell>
          <table:table-cell table:number-columns-repeated="3" table:style-name="ce155"/>
          <table:table-cell table:style-name="ce155" office:value-type="float" office:value="0.5">
            <text:p>0,5</text:p>
          </table:table-cell>
          <table:table-cell table:style-name="ce155"/>
          <table:table-cell table:style-name="ce155"/>
          <table:table-cell table:style-name="ce155" table:formula="of:= [.B31] + [.C31] + [.D31] + [.E31] + [.F31] + [.G31] + [.H31] + [.I31]" office:value-type="float" office:value="9">
            <text:p>9</text:p>
          </table:table-cell>
          <table:table-cell table:style-name="ce155"/>
          <table:table-cell table:number-columns-repeated="3"/>
        </table:table-row>
        <table:table-row table:style-name="ro43" table:visibility="collapse">
          <table:table-cell table:style-name="ce137" office:value-type="date" office:date-value="2018-04-26">
            <text:p>26.04.18</text:p>
          </table:table-cell>
          <table:table-cell table:style-name="ce155"/>
          <table:table-cell table:style-name="ce155" office:value-type="float" office:value="1">
            <text:p>1</text:p>
          </table:table-cell>
          <table:table-cell table:style-name="ce155" office:value-type="float" office:value="7">
            <text:p>7</text:p>
          </table:table-cell>
          <table:table-cell table:style-name="ce155" office:value-type="float" office:value="1">
            <text:p>1</text:p>
          </table:table-cell>
          <table:table-cell table:style-name="ce155"/>
          <table:table-cell table:style-name="ce155" office:value-type="float" office:value="2">
            <text:p>2</text:p>
          </table:table-cell>
          <table:table-cell table:number-columns-repeated="3" table:style-name="ce155"/>
          <table:table-cell table:style-name="ce155"/>
          <table:table-cell table:style-name="ce155" table:formula="of:= [.B32] + [.C32] + [.D32] + [.E32] + [.F32] + [.G32] + [.H32] + [.I32]" office:value-type="float" office:value="11">
            <text:p>11</text:p>
          </table:table-cell>
          <table:table-cell table:style-name="ce155"/>
          <table:table-cell table:number-columns-repeated="3"/>
        </table:table-row>
        <table:table-row table:style-name="ro43" table:visibility="collapse">
          <table:table-cell table:style-name="ce141" office:value-type="date" office:date-value="2018-04-27">
            <text:p>27.04.18</text:p>
          </table:table-cell>
          <table:table-cell table:number-columns-repeated="2" table:style-name="ce157" office:value-type="float" office:value="1">
            <text:p>1</text:p>
          </table:table-cell>
          <table:table-cell table:style-name="ce157" office:value-type="float" office:value="9">
            <text:p>9</text:p>
          </table:table-cell>
          <table:table-cell table:style-name="ce157" office:value-type="float" office:value="1">
            <text:p>1</text:p>
          </table:table-cell>
          <table:table-cell table:number-columns-repeated="3" table:style-name="ce157"/>
          <table:table-cell table:style-name="ce157" office:value-type="float" office:value="0.5">
            <text:p>0,5</text:p>
          </table:table-cell>
          <table:table-cell table:style-name="ce157"/>
          <table:table-cell table:style-name="ce157"/>
          <table:table-cell table:style-name="ce157" table:formula="of:= [.B33] + [.C33] + [.D33] + [.E33] + [.F33] + [.G33] + [.H33] + [.I33]" office:value-type="float" office:value="12.5">
            <text:p>12,5</text:p>
          </table:table-cell>
          <table:table-cell table:style-name="ce157"/>
          <table:table-cell table:number-columns-repeated="3"/>
        </table:table-row>
        <table:table-row table:style-name="ro43" table:visibility="collapse">
          <table:table-cell table:style-name="ce137" office:value-type="date" office:date-value="2018-04-28">
            <text:p>28.04.18</text:p>
          </table:table-cell>
          <table:table-cell table:number-columns-repeated="2" table:style-name="ce155" office:value-type="float" office:value="1">
            <text:p>1</text:p>
          </table:table-cell>
          <table:table-cell table:style-name="ce155" office:value-type="float" office:value="5">
            <text:p>5</text:p>
          </table:table-cell>
          <table:table-cell table:style-name="ce155" office:value-type="float" office:value="1">
            <text:p>1</text:p>
          </table:table-cell>
          <table:table-cell table:number-columns-repeated="2" table:style-name="ce155"/>
          <table:table-cell table:style-name="ce155" office:value-type="float" office:value="1">
            <text:p>1</text:p>
          </table:table-cell>
          <table:table-cell table:number-columns-repeated="2" table:style-name="ce155"/>
          <table:table-cell table:style-name="ce155"/>
          <table:table-cell table:style-name="ce155" table:formula="of:= [.B34] + [.C34] + [.D34] + [.E34] + [.F34] + [.G34] + [.H34] + [.I34]" office:value-type="float" office:value="9">
            <text:p>9</text:p>
          </table:table-cell>
          <table:table-cell table:style-name="ce155"/>
          <table:table-cell table:number-columns-repeated="3"/>
        </table:table-row>
        <table:table-row table:style-name="ro46" table:visibility="collapse">
          <table:table-cell table:style-name="ce139" office:value-type="string">
            <text:p>Неделя</text:p>
          </table:table-cell>
          <table:table-cell table:style-name="ce139" table:formula="of:== ([.B29] + [.B30] + [.B31] + [.B32] + [.B33] + [.B34]) / 6" office:value-type="float" office:value="0.833333333333333">
            <text:p>0,83</text:p>
          </table:table-cell>
          <table:table-cell table:style-name="ce139" table:formula="of:== ([.C29] + [.C30] + [.C31] + [.C32] + [.C33] + [.C34]) / 6" office:value-type="float" office:value="1">
            <text:p>1</text:p>
          </table:table-cell>
          <table:table-cell table:style-name="ce139" table:formula="of:== ([.D29] + [.D30] + [.D31] + [.D32] + [.D33] + [.D34]) / 6" office:value-type="float" office:value="6.33333333333333">
            <text:p>6,33</text:p>
          </table:table-cell>
          <table:table-cell table:style-name="ce139" table:formula="of:== ([.E29] + [.E30] + [.E31] + [.E32] + [.E33] + [.E34]) / 6" office:value-type="float" office:value="0.916666666666667">
            <text:p>0,92</text:p>
          </table:table-cell>
          <table:table-cell table:style-name="ce139" table:formula="of:== ([.F29] + [.F30] + [.F31] + [.F32] + [.F33] + [.F34]) / 6" office:value-type="float" office:value="0.333333333333333">
            <text:p>0,33</text:p>
          </table:table-cell>
          <table:table-cell table:style-name="ce139" table:formula="of:== ([.G29] + [.G30] + [.G31] + [.G32] + [.G33] + [.G34]) / 6" office:value-type="float" office:value="0.333333333333333">
            <text:p>0,33</text:p>
          </table:table-cell>
          <table:table-cell table:style-name="ce139" table:formula="of:== ([.H29] + [.H30] + [.H31] + [.H32] + [.H33] + [.H34]) / 6" office:value-type="float" office:value="0.333333333333333">
            <text:p>0,33</text:p>
          </table:table-cell>
          <table:table-cell table:style-name="ce139" table:formula="of:== ([.I29] + [.I30] + [.I31] + [.I32] + [.I33] + [.I34]) / 6" office:value-type="float" office:value="0.25">
            <text:p>0,25</text:p>
          </table:table-cell>
          <table:table-cell table:style-name="ce139" table:number-columns-repeated="2"/>
          <table:table-cell table:style-name="ce139" table:formula="of:== ([.L29] + [.L30] + [.L31] + [.L32] + [.L33] + [.L34]) / 6" office:value-type="float" office:value="10.3333333333333">
            <text:p>10,33</text:p>
          </table:table-cell>
          <table:table-cell table:style-name="ce139"/>
          <table:table-cell table:number-columns-repeated="3"/>
        </table:table-row>
        <table:table-row table:style-name="ro48">
          <table:table-cell table:style-name="ce142" office:value-type="string">
            <text:p>Апрель</text:p>
          </table:table-cell>
          <table:table-cell table:style-name="ce142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142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142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142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142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142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142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142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142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142"/>
          <table:table-cell table:style-name="ce142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142"/>
          <table:table-cell table:number-columns-repeated="3"/>
        </table:table-row>
        <table:table-row table:style-name="ro43" table:visibility="collapse">
          <table:table-cell table:style-name="ce100" office:value-type="date" office:date-value="2018-05-07">
            <text:p>07.05.18</text:p>
          </table:table-cell>
          <table:table-cell table:number-columns-repeated="2" table:style-name="ce149"/>
          <table:table-cell table:style-name="ce149" office:value-type="float" office:value="3">
            <text:p>3</text:p>
          </table:table-cell>
          <table:table-cell table:style-name="ce149" office:value-type="float" office:value="1.5">
            <text:p>1,5</text:p>
          </table:table-cell>
          <table:table-cell table:style-name="ce149" office:value-type="float" office:value="0.75">
            <text:p>0,75</text:p>
          </table:table-cell>
          <table:table-cell table:number-columns-repeated="2" table:style-name="ce149"/>
          <table:table-cell table:style-name="ce149" office:value-type="float" office:value="0.75">
            <text:p>0,75</text:p>
          </table:table-cell>
          <table:table-cell table:style-name="ce149"/>
          <table:table-cell table:style-name="ce149"/>
          <table:table-cell table:style-name="ce149" table:formula="of:= [.B37] + [.C37] + [.D37] + [.E37] + [.F37] + [.G37] + [.H37] + [.I37]" office:value-type="float" office:value="6">
            <text:p>6</text:p>
          </table:table-cell>
          <table:table-cell table:style-name="ce149"/>
          <table:table-cell office:value-type="string">
            <text:p>*1,5</text:p>
          </table:table-cell>
          <table:table-cell table:number-columns-repeated="2"/>
        </table:table-row>
        <table:table-row table:style-name="ro43" table:visibility="collapse">
          <table:table-cell table:style-name="ce100" office:value-type="date" office:date-value="2018-05-08">
            <text:p>08.05.18</text:p>
          </table:table-cell>
          <table:table-cell table:number-columns-repeated="2" table:style-name="ce149" office:value-type="float" office:value="1.5">
            <text:p>1,5</text:p>
          </table:table-cell>
          <table:table-cell table:style-name="ce149"/>
          <table:table-cell table:style-name="ce149" office:value-type="float" office:value="1.5">
            <text:p>1,5</text:p>
          </table:table-cell>
          <table:table-cell table:number-columns-repeated="2" table:style-name="ce149" office:value-type="float" office:value="0.75">
            <text:p>0,75</text:p>
          </table:table-cell>
          <table:table-cell table:number-columns-repeated="3" table:style-name="ce149"/>
          <table:table-cell table:style-name="ce149"/>
          <table:table-cell table:style-name="ce149" table:formula="of:= [.B38] + [.C38] + [.D38] + [.E38] + [.F38] + [.G38] + [.H38] + [.I38]" office:value-type="float" office:value="6">
            <text:p>6</text:p>
          </table:table-cell>
          <table:table-cell table:style-name="ce149"/>
          <table:table-cell office:value-type="string">
            <text:p>*1,5</text:p>
          </table:table-cell>
          <table:table-cell table:number-columns-repeated="2"/>
        </table:table-row>
        <table:table-row table:style-name="ro43" table:visibility="collapse">
          <table:table-cell table:style-name="ce143" office:value-type="date" office:date-value="2018-05-09">
            <text:p>09.05.18</text:p>
          </table:table-cell>
          <table:table-cell table:style-name="ce153" office:value-type="float" office:value="1">
            <text:p>1</text:p>
          </table:table-cell>
          <table:table-cell table:style-name="ce153" office:value-type="float" office:value="1.5">
            <text:p>1,5</text:p>
          </table:table-cell>
          <table:table-cell table:style-name="ce153" office:value-type="float" office:value="6">
            <text:p>6</text:p>
          </table:table-cell>
          <table:table-cell table:style-name="ce153" office:value-type="float" office:value="1.5">
            <text:p>1,5</text:p>
          </table:table-cell>
          <table:table-cell table:style-name="ce153" office:value-type="float" office:value="0.75">
            <text:p>0,75</text:p>
          </table:table-cell>
          <table:table-cell table:number-columns-repeated="2" table:style-name="ce153"/>
          <table:table-cell table:style-name="ce153" office:value-type="float" office:value="1">
            <text:p>1</text:p>
          </table:table-cell>
          <table:table-cell table:style-name="ce153" office:value-type="float" office:value="0.33">
            <text:p>0,33</text:p>
          </table:table-cell>
          <table:table-cell table:style-name="ce153"/>
          <table:table-cell table:style-name="ce153" table:formula="of:= [.B39] + [.C39] + [.D39] + [.E39] + [.F39] + [.G39] + [.H39] + [.I39] + [.J39]" office:value-type="float" office:value="12.08">
            <text:p>12,08</text:p>
          </table:table-cell>
          <table:table-cell table:style-name="ce153"/>
          <table:table-cell office:value-type="string">
            <text:p>*1,5</text:p>
          </table:table-cell>
          <table:table-cell table:number-columns-repeated="2"/>
        </table:table-row>
        <table:table-row table:style-name="ro43" table:visibility="collapse">
          <table:table-cell table:style-name="ce143" office:value-type="date" office:date-value="2018-05-10">
            <text:p>10.05.18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3">
            <text:p>3</text:p>
          </table:table-cell>
          <table:table-cell table:style-name="ce153" office:value-type="float" office:value="1">
            <text:p>1</text:p>
          </table:table-cell>
          <table:table-cell table:style-name="ce153" office:value-type="float" office:value="3">
            <text:p>3</text:p>
          </table:table-cell>
          <table:table-cell table:number-columns-repeated="2" table:style-name="ce153"/>
          <table:table-cell table:style-name="ce153" office:value-type="float" office:value="1">
            <text:p>1</text:p>
          </table:table-cell>
          <table:table-cell table:style-name="ce153" office:value-type="float" office:value="2">
            <text:p>2</text:p>
          </table:table-cell>
          <table:table-cell table:style-name="ce153"/>
          <table:table-cell table:style-name="ce153" table:formula="of:= [.B40] + [.C40] + [.D40] + [.E40] + [.F40] + [.G40] + [.H40] + [.I40] + [.J40]" office:value-type="float" office:value="12">
            <text:p>12</text:p>
          </table:table-cell>
          <table:table-cell table:style-name="ce153"/>
          <table:table-cell table:number-columns-repeated="3"/>
        </table:table-row>
        <table:table-row table:style-name="ro49" table:visibility="collapse">
          <table:table-cell table:style-name="ce139" office:value-type="string">
            <text:p>Неделя</text:p>
          </table:table-cell>
          <table:table-cell table:style-name="ce139" table:formula="of:= ([.B37] + [.B38] + [.B39] + [.B40]) / 4" office:value-type="float" office:value="0.875">
            <text:p>0,88</text:p>
          </table:table-cell>
          <table:table-cell table:style-name="ce139" table:formula="of:== ([.C37] + [.C38] + [.C39] + [.C40]) / 4" office:value-type="float" office:value="1">
            <text:p>1</text:p>
          </table:table-cell>
          <table:table-cell table:style-name="ce139" table:formula="of:== ([.D37] + [.D38] + [.D39] + [.D40]) / 4" office:value-type="float" office:value="3">
            <text:p>3</text:p>
          </table:table-cell>
          <table:table-cell table:style-name="ce139" table:formula="of:== ([.E37] + [.E38] + [.E39] + [.E40]) / 4" office:value-type="float" office:value="1.375">
            <text:p>1,38</text:p>
          </table:table-cell>
          <table:table-cell table:style-name="ce139" table:formula="of:== ([.F37] + [.F38] + [.F39] + [.F40]) / 4" office:value-type="float" office:value="1.3125">
            <text:p>1,31</text:p>
          </table:table-cell>
          <table:table-cell table:style-name="ce139" table:formula="of:== ([.G37] + [.G38] + [.G39] + [.G40]) / 4" office:value-type="float" office:value="0.1875">
            <text:p>0,19</text:p>
          </table:table-cell>
          <table:table-cell table:style-name="ce139" table:formula="of:== ([.H37] + [.H38] + [.H39] + [.H40]) / 4" office:value-type="float" office:value="0">
            <text:p>0</text:p>
          </table:table-cell>
          <table:table-cell table:style-name="ce139" table:formula="of:== ([.I37] + [.I38] + [.I39] + [.I40]) / 4" office:value-type="float" office:value="0.6875">
            <text:p>0,69</text:p>
          </table:table-cell>
          <table:table-cell table:style-name="ce139" table:formula="of:== ([.J37] + [.J38] + [.J39] + [.J40]) / 4" office:value-type="float" office:value="0.5825">
            <text:p>0,58</text:p>
          </table:table-cell>
          <table:table-cell table:style-name="ce139"/>
          <table:table-cell table:style-name="ce139" table:formula="of:== ([.L37] + [.L38] + [.L39] + [.L40]) / 4" office:value-type="float" office:value="9.02">
            <text:p>9,02</text:p>
          </table:table-cell>
          <table:table-cell table:style-name="ce139"/>
          <table:table-cell table:number-columns-repeated="3"/>
        </table:table-row>
        <table:table-row table:style-name="ro43" table:visibility="collapse">
          <table:table-cell table:style-name="ce99" office:value-type="date" office:date-value="2018-05-14">
            <text:p>14.05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2">
            <text:p>2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 office:value-type="float" office:value="1">
            <text:p>1</text:p>
          </table:table-cell>
          <table:table-cell table:style-name="ce148"/>
          <table:table-cell table:number-columns-repeated="2" table:style-name="ce148" office:value-type="float" office:value="1">
            <text:p>1</text:p>
          </table:table-cell>
          <table:table-cell table:style-name="ce148"/>
          <table:table-cell table:style-name="ce148" table:formula="of:= [.B42] + [.C42] + [.D42] + [.E42] + [.F42] + [.G42] + [.H42] + [.I42] + [.J42]" office:value-type="float" office:value="9">
            <text:p>9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99" office:value-type="date" office:date-value="2018-05-15">
            <text:p>15.05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3">
            <text:p>3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8" table:formula="of:= [.B43] + [.C43] + [.D43] + [.E43] + [.F43] + [.G43] + [.H43] + [.I43] + [.J43]" office:value-type="float" office:value="11">
            <text:p>11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99" office:value-type="date" office:date-value="2018-05-16">
            <text:p>16.05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4">
            <text:p>4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1">
            <text:p>1</text:p>
          </table:table-cell>
          <table:table-cell table:style-name="ce148" office:value-type="float" office:value="0.33">
            <text:p>0,33</text:p>
          </table:table-cell>
          <table:table-cell table:style-name="ce148"/>
          <table:table-cell table:style-name="ce148" table:formula="of:= [.B44] + [.C44] + [.D44] + [.E44] + [.F44] + [.G44] + [.H44] + [.I44] + [.J44]" office:value-type="float" office:value="9.33">
            <text:p>9,33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99" office:value-type="date" office:date-value="2018-05-17">
            <text:p>17.05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5">
            <text:p>5</text:p>
          </table:table-cell>
          <table:table-cell table:style-name="ce148"/>
          <table:table-cell table:style-name="ce148" office:value-type="float" office:value="2.5">
            <text:p>2,5</text:p>
          </table:table-cell>
          <table:table-cell table:number-columns-repeated="2" table:style-name="ce148"/>
          <table:table-cell table:style-name="ce148" office:value-type="float" office:value="0.5">
            <text:p>0,5</text:p>
          </table:table-cell>
          <table:table-cell table:style-name="ce148" office:value-type="float" office:value="1">
            <text:p>1</text:p>
          </table:table-cell>
          <table:table-cell table:style-name="ce148"/>
          <table:table-cell table:style-name="ce148" table:formula="of:= [.B45] + [.C45] + [.D45] + [.E45] + [.F45] + [.G45] + [.H45] + [.I45] + [.J45]" office:value-type="float" office:value="11">
            <text:p>11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143" office:value-type="date" office:date-value="2018-05-18">
            <text:p>18.05.18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5">
            <text:p>5</text:p>
          </table:table-cell>
          <table:table-cell table:style-name="ce153"/>
          <table:table-cell table:style-name="ce153" office:value-type="float" office:value="2.5">
            <text:p>2,5</text:p>
          </table:table-cell>
          <table:table-cell table:style-name="ce153" office:value-type="float" office:value="1">
            <text:p>1</text:p>
          </table:table-cell>
          <table:table-cell table:style-name="ce153"/>
          <table:table-cell table:style-name="ce153" office:value-type="float" office:value="0.5">
            <text:p>0,5</text:p>
          </table:table-cell>
          <table:table-cell table:style-name="ce153" office:value-type="float" office:value="1">
            <text:p>1</text:p>
          </table:table-cell>
          <table:table-cell table:style-name="ce153"/>
          <table:table-cell table:style-name="ce153" table:formula="of:= [.B46] + [.C46] + [.D46] + [.E46] + [.F46] + [.G46] + [.H46] + [.I46] + [.J46]" office:value-type="float" office:value="12">
            <text:p>12</text:p>
          </table:table-cell>
          <table:table-cell table:style-name="ce153"/>
          <table:table-cell table:number-columns-repeated="3"/>
        </table:table-row>
        <table:table-row table:style-name="ro50" table:visibility="collapse">
          <table:table-cell table:style-name="ce139" office:value-type="string">
            <text:p>Неделя</text:p>
          </table:table-cell>
          <table:table-cell table:style-name="ce139" table:formula="of:== ([.B42] + [.B43] + [.B44] + [.B45] + [.B46]) / 5" office:value-type="float" office:value="1">
            <text:p>1</text:p>
          </table:table-cell>
          <table:table-cell table:style-name="ce139" table:formula="of:== ([.C42] + [.C43] + [.C44] + [.C45] + [.C46]) / 5" office:value-type="float" office:value="1">
            <text:p>1</text:p>
          </table:table-cell>
          <table:table-cell table:style-name="ce139" table:formula="of:== ([.D42] + [.D43] + [.D44] + [.D45] + [.D46]) / 5" office:value-type="float" office:value="3.8">
            <text:p>3,8</text:p>
          </table:table-cell>
          <table:table-cell table:style-name="ce139" table:formula="of:== ([.E42] + [.E43] + [.E44] + [.E45] + [.E46]) / 5" office:value-type="float" office:value="0">
            <text:p>0</text:p>
          </table:table-cell>
          <table:table-cell table:style-name="ce139" table:formula="of:== ([.F42] + [.F43] + [.F44] + [.F45] + [.F46]) / 5" office:value-type="float" office:value="2.2">
            <text:p>2,2</text:p>
          </table:table-cell>
          <table:table-cell table:style-name="ce139" table:formula="of:== ([.G42] + [.G43] + [.G44] + [.G45] + [.G46]) / 5" office:value-type="float" office:value="0.4">
            <text:p>0,4</text:p>
          </table:table-cell>
          <table:table-cell table:style-name="ce139" table:formula="of:== ([.H42] + [.H43] + [.H44] + [.H45] + [.H46]) / 5" office:value-type="float" office:value="0.4">
            <text:p>0,4</text:p>
          </table:table-cell>
          <table:table-cell table:style-name="ce139" table:formula="of:== ([.I42] + [.I43] + [.I44] + [.I45] + [.I46]) / 5" office:value-type="float" office:value="0.6">
            <text:p>0,6</text:p>
          </table:table-cell>
          <table:table-cell table:style-name="ce139" table:formula="of:== ([.J42] + [.J43] + [.J44] + [.J45] + [.J46]) / 5" office:value-type="float" office:value="1.066">
            <text:p>1,07</text:p>
          </table:table-cell>
          <table:table-cell table:style-name="ce139"/>
          <table:table-cell table:style-name="ce139" table:formula="of:== ([.L42] + [.L43] + [.L44] + [.L45] + [.L46]) / 5" office:value-type="float" office:value="10.466">
            <text:p>10,47</text:p>
          </table:table-cell>
          <table:table-cell table:style-name="ce170"/>
          <table:table-cell table:number-columns-repeated="3"/>
        </table:table-row>
        <table:table-row table:style-name="ro43" table:visibility="collapse">
          <table:table-cell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66">
            <text:p>1,66</text:p>
          </table:table-cell>
          <table:table-cell/>
          <table:table-cell table:formula="of:= [.B48] + [.C48] + [.D48] + [.E48] + [.F48] + [.G48] + [.H48] + [.I48] + [.J48]" office:value-type="float" office:value="12.16">
            <text:p>12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 [.B49] + [.C49] + [.D49] + [.E49] + [.F49] + [.G49] + [.H49] + [.I49] + [.J49]" office:value-type="float" office:value="13">
            <text:p>13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66">
            <text:p>0,66</text:p>
          </table:table-cell>
          <table:table-cell/>
          <table:table-cell table:formula="of:= [.B50] + [.C50] + [.D50] + [.E50] + [.F50] + [.G50] + [.H50] + [.I50] + [.J50]" office:value-type="float" office:value="12.16">
            <text:p>12,16</text:p>
          </table:table-cell>
          <table:table-cell table:number-columns-repeated="4"/>
        </table:table-row>
        <table:table-row table:style-name="ro43" table:visibility="collapse">
          <table:table-cell table:style-name="ce99" office:value-type="date" office:date-value="2018-05-24">
            <text:p>24.05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5">
            <text:p>5</text:p>
          </table:table-cell>
          <table:table-cell table:style-name="ce148"/>
          <table:table-cell table:style-name="ce148" office:value-type="float" office:value="1.5">
            <text:p>1,5</text:p>
          </table:table-cell>
          <table:table-cell table:number-columns-repeated="2" table:style-name="ce148"/>
          <table:table-cell table:style-name="ce148" office:value-type="float" office:value="1.5">
            <text:p>1,5</text:p>
          </table:table-cell>
          <table:table-cell table:style-name="ce148" office:value-type="float" office:value="0.66">
            <text:p>0,66</text:p>
          </table:table-cell>
          <table:table-cell table:style-name="ce148"/>
          <table:table-cell table:style-name="ce148" table:formula="of:= [.B51] + [.C51] + [.D51] + [.E51] + [.F51] + [.G51] + [.H51] + [.I51] + [.J51]" office:value-type="float" office:value="9.66">
            <text:p>9,66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 [.B52] + [.C52] + [.D52] + [.E52] + [.F52] + [.G52] + [.H52] + [.I52] + [.J52]" office:value-type="float" office:value="13">
            <text:p>13</text:p>
          </table:table-cell>
          <table:table-cell table:number-columns-repeated="4"/>
        </table:table-row>
        <table:table-row table:style-name="ro51" table:visibility="collapse">
          <table:table-cell table:style-name="ce145" office:value-type="string">
            <text:p>Неделя</text:p>
          </table:table-cell>
          <table:table-cell table:style-name="ce145" table:formula="of:== ( [.B48] + [.B49] + [.B50] + [.B51] + [.B52]) / 5" office:value-type="float" office:value="0.4">
            <text:p>0,4</text:p>
          </table:table-cell>
          <table:table-cell table:style-name="ce145" table:formula="of:== ( [.C48] + [.C49] + [.C50] + [.C51] + [.C52]) / 5" office:value-type="float" office:value="1">
            <text:p>1</text:p>
          </table:table-cell>
          <table:table-cell table:style-name="ce145" table:formula="of:== ( [.D48] + [.D49] + [.D50] + [.D51] + [.D52]) / 5" office:value-type="float" office:value="5.9">
            <text:p>5,9</text:p>
          </table:table-cell>
          <table:table-cell table:style-name="ce145" table:formula="of:== ( [.E48] + [.E49] + [.E50] + [.E51] + [.E52]) / 5" office:value-type="float" office:value="0">
            <text:p>0</text:p>
          </table:table-cell>
          <table:table-cell table:style-name="ce145" table:formula="of:== ( [.F48] + [.F49] + [.F50] + [.F51] + [.F52]) / 5" office:value-type="float" office:value="2.3">
            <text:p>2,3</text:p>
          </table:table-cell>
          <table:table-cell table:style-name="ce145" table:formula="of:== ( [.G48] + [.G49] + [.G50] + [.G51] + [.G52]) / 5" office:value-type="float" office:value="0.2">
            <text:p>0,2</text:p>
          </table:table-cell>
          <table:table-cell table:style-name="ce145" table:formula="of:== ( [.H48] + [.H49] + [.H50] + [.H51] + [.H52]) / 5" office:value-type="float" office:value="0.3">
            <text:p>0,3</text:p>
          </table:table-cell>
          <table:table-cell table:style-name="ce145" table:formula="of:== ( [.I48] + [.I49] + [.I50] + [.I51] + [.I52]) / 5" office:value-type="float" office:value="0.7">
            <text:p>0,7</text:p>
          </table:table-cell>
          <table:table-cell table:style-name="ce145" table:formula="of:== ( [.J48] + [.J49] + [.J50] + [.J51] + [.J52]) / 5" office:value-type="float" office:value="1.196">
            <text:p>1,2</text:p>
          </table:table-cell>
          <table:table-cell table:style-name="ce145"/>
          <table:table-cell table:style-name="ce145" table:formula="of:== ( [.L48] + [.L49] + [.L50] + [.L51] + [.L52]) / 5" office:value-type="float" office:value="11.996">
            <text:p>12</text:p>
          </table:table-cell>
          <table:table-cell table:style-name="ce145"/>
          <table:table-cell table:number-columns-repeated="3"/>
        </table:table-row>
        <table:table-row table:style-name="ro43" table:visibility="collapse">
          <table:table-cell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54] + [.C54] + [.D54] + [.E54] + [.F54] + [.G54] + [.H54] + [.I54] + [.J54]" office:value-type="float" office:value="12">
            <text:p>12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/>
          <table:table-cell table:formula="of:= [.B55] + [.C55] + [.D55] + [.E55] + [.F55] + [.G55] + [.H55] + [.I55] + [.J55]" office:value-type="float" office:value="13.16">
            <text:p>13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56] + [.C56] + [.D56] + [.E56] + [.F56] + [.G56] + [.H56] + [.I56] + [.J56]" office:value-type="float" office:value="14">
            <text:p>14</text:p>
          </table:table-cell>
          <table:table-cell table:number-columns-repeated="4"/>
        </table:table-row>
        <table:table-row table:style-name="ro43" table:visibility="collapse">
          <table:table-cell table:style-name="ce146" office:value-type="date" office:date-value="2018-05-31">
            <text:p>31.05.18</text:p>
          </table:table-cell>
          <table:table-cell table:number-columns-repeated="2" table:style-name="ce158" office:value-type="float" office:value="1">
            <text:p>1</text:p>
          </table:table-cell>
          <table:table-cell table:style-name="ce158" office:value-type="float" office:value="9">
            <text:p>9</text:p>
          </table:table-cell>
          <table:table-cell table:style-name="ce158"/>
          <table:table-cell table:style-name="ce158" office:value-type="float" office:value="2">
            <text:p>2</text:p>
          </table:table-cell>
          <table:table-cell table:style-name="ce158" office:value-type="float" office:value="1">
            <text:p>1</text:p>
          </table:table-cell>
          <table:table-cell table:number-columns-repeated="2" table:style-name="ce158"/>
          <table:table-cell table:style-name="ce158" office:value-type="float" office:value="1">
            <text:p>1</text:p>
          </table:table-cell>
          <table:table-cell table:style-name="ce158"/>
          <table:table-cell table:style-name="ce158" table:formula="of:= [.B57] + [.C57] + [.D57] + [.E57] + [.F57] + [.G57] + [.H57] + [.I57] + [.J57]" office:value-type="float" office:value="15">
            <text:p>15</text:p>
          </table:table-cell>
          <table:table-cell table:style-name="ce158"/>
          <table:table-cell table:number-columns-repeated="3"/>
        </table:table-row>
        <table:table-row table:style-name="ro43" table:visibility="collapse">
          <table:table-cell office:value-type="date" office:date-value="2018-06-01">
            <text:p>01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66">
            <text:p>2,66</text:p>
          </table:table-cell>
          <table:table-cell/>
          <table:table-cell table:formula="of:= [.B58] + [.C58] + [.D58] + [.E58] + [.F58] + [.G58] + [.H58] + [.I58] + [.J58]" office:value-type="float" office:value="13.16">
            <text:p>13,16</text:p>
          </table:table-cell>
          <table:table-cell table:number-columns-repeated="4"/>
        </table:table-row>
        <table:table-row table:style-name="ro52" table:visibility="collapse">
          <table:table-cell table:style-name="ce145" office:value-type="string">
            <text:p>Неделя</text:p>
          </table:table-cell>
          <table:table-cell table:style-name="ce145" table:formula="of:== ( [.B54] + [.B55] + [.B56] + [.B57] + [.B58]) / 5" office:value-type="float" office:value="0.6">
            <text:p>0,6</text:p>
          </table:table-cell>
          <table:table-cell table:style-name="ce145" table:formula="of:== ( [.C54] + [.C55] + [.C56] + [.C57] + [.C58]) / 5" office:value-type="float" office:value="1">
            <text:p>1</text:p>
          </table:table-cell>
          <table:table-cell table:style-name="ce145" table:formula="of:== ( [.D54] + [.D55] + [.D56] + [.D57] + [.D58]) / 5" office:value-type="float" office:value="7.4">
            <text:p>7,4</text:p>
          </table:table-cell>
          <table:table-cell table:style-name="ce145" table:formula="of:== ( [.E54] + [.E55] + [.E56] + [.E57] + [.E58]) / 5" office:value-type="float" office:value="0">
            <text:p>0</text:p>
          </table:table-cell>
          <table:table-cell table:style-name="ce145" table:formula="of:== ( [.F54] + [.F55] + [.F56] + [.F57] + [.F58]) / 5" office:value-type="float" office:value="2.3">
            <text:p>2,3</text:p>
          </table:table-cell>
          <table:table-cell table:style-name="ce145" table:formula="of:== ( [.G54] + [.G55] + [.G56] + [.G57] + [.G58]) / 5" office:value-type="float" office:value="0.5">
            <text:p>0,5</text:p>
          </table:table-cell>
          <table:table-cell table:style-name="ce145" table:formula="of:== ( [.H54] + [.H55] + [.H56] + [.H57] + [.H58]) / 5" office:value-type="float" office:value="0.2">
            <text:p>0,2</text:p>
          </table:table-cell>
          <table:table-cell table:style-name="ce145" table:formula="of:== ( [.I54] + [.I55] + [.I56] + [.I57] + [.I58]) / 5" office:value-type="float" office:value="0.2">
            <text:p>0,2</text:p>
          </table:table-cell>
          <table:table-cell table:style-name="ce145" table:formula="of:== ( [.J54] + [.J55] + [.J56] + [.J57] + [.J58]) / 5" office:value-type="float" office:value="1.264">
            <text:p>1,26</text:p>
          </table:table-cell>
          <table:table-cell table:style-name="ce145"/>
          <table:table-cell table:style-name="ce145" table:formula="of:== ( [.L54] + [.L55] + [.L56] + [.L57] + [.L58]) / 5" office:value-type="float" office:value="13.464">
            <text:p>13,46</text:p>
          </table:table-cell>
          <table:table-cell table:style-name="ce145"/>
          <table:table-cell table:number-columns-repeated="3"/>
        </table:table-row>
        <table:table-row table:style-name="ro53">
          <table:table-cell table:style-name="ce142" office:value-type="string">
            <text:p>Май</text:p>
          </table:table-cell>
          <table:table-cell table:style-name="ce142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142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142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142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142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142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142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142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142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142"/>
          <table:table-cell table:style-name="ce142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142"/>
          <table:table-cell table:number-columns-repeated="3"/>
        </table:table-row>
        <table:table-row table:style-name="ro43" table:visibility="collapse">
          <table:table-cell table:style-name="ce99" office:value-type="date" office:date-value="2018-06-04">
            <text:p>04.06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5">
            <text:p>5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0.5">
            <text:p>0,5</text:p>
          </table:table-cell>
          <table:table-cell table:style-name="ce148" office:value-type="float" office:value="0.66">
            <text:p>0,66</text:p>
          </table:table-cell>
          <table:table-cell table:style-name="ce148"/>
          <table:table-cell table:style-name="ce148" table:formula="of:= [.B61] + [.C61] + [.D61] + [.E61] + [.F61] + [.G61] + [.H61] + [.I61] + [.J61]" office:value-type="float" office:value="9.16">
            <text:p>9,16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/>
          <table:table-cell table:formula="of:= [.B62] + [.C62] + [.D62] + [.E62] + [.F62] + [.G62] + [.H62] + [.I62] + [.J62]" office:value-type="float" office:value="13.16">
            <text:p>13,16</text:p>
          </table:table-cell>
          <table:table-cell table:number-columns-repeated="4"/>
        </table:table-row>
        <table:table-row table:style-name="ro43" table:visibility="collapse">
          <table:table-cell table:style-name="ce146" office:value-type="date" office:date-value="2018-06-06">
            <text:p>06.06.18</text:p>
          </table:table-cell>
          <table:table-cell table:number-columns-repeated="2" table:style-name="ce158" office:value-type="float" office:value="1">
            <text:p>1</text:p>
          </table:table-cell>
          <table:table-cell table:style-name="ce158" office:value-type="float" office:value="10">
            <text:p>10</text:p>
          </table:table-cell>
          <table:table-cell table:style-name="ce158"/>
          <table:table-cell table:style-name="ce158" office:value-type="float" office:value="2">
            <text:p>2</text:p>
          </table:table-cell>
          <table:table-cell table:number-columns-repeated="2" table:style-name="ce158"/>
          <table:table-cell table:number-columns-repeated="2" table:style-name="ce158" office:value-type="float" office:value="1">
            <text:p>1</text:p>
          </table:table-cell>
          <table:table-cell table:style-name="ce158"/>
          <table:table-cell table:style-name="ce158" table:formula="of:= [.B63] + [.C63] + [.D63] + [.E63] + [.F63] + [.G63] + [.H63] + [.I63] + [.J63]" office:value-type="float" office:value="16">
            <text:p>16</text:p>
          </table:table-cell>
          <table:table-cell table:style-name="ce158"/>
          <table:table-cell table:number-columns-repeated="3"/>
        </table:table-row>
        <table:table-row table:style-name="ro43" table:visibility="collapse">
          <table:table-cell table:style-name="ce99" office:value-type="date" office:date-value="2018-06-07">
            <text:p>07.06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5">
            <text:p>5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8"/>
          <table:table-cell table:style-name="ce148" table:formula="of:= [.B64] + [.C64] + [.D64] + [.E64] + [.F64] + [.G64] + [.H64] + [.I64] + [.J64]" office:value-type="float" office:value="11">
            <text:p>11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99" office:value-type="date" office:date-value="2018-06-08">
            <text:p>08.06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6">
            <text:p>6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4" table:style-name="ce148"/>
          <table:table-cell table:style-name="ce148"/>
          <table:table-cell table:style-name="ce148" table:formula="of:= [.B65] + [.C65] + [.D65] + [.E65] + [.F65] + [.G65] + [.H65] + [.I65] + [.J65]" office:value-type="float" office:value="10">
            <text:p>10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6-09">
            <text:p>0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66] + [.C66] + [.D66] + [.E66] + [.F66] + [.G66] + [.H66] + [.I66] + [.J66]" office:value-type="float" office:value="12.66">
            <text:p>12,66</text:p>
          </table:table-cell>
          <table:table-cell table:number-columns-repeated="4"/>
        </table:table-row>
        <table:table-row table:style-name="ro54" table:visibility="collapse">
          <table:table-cell table:style-name="ce145" office:value-type="string">
            <text:p>Неделя</text:p>
          </table:table-cell>
          <table:table-cell table:style-name="ce145" table:formula="of:== ( [.B61] + [.B62] + [.B63] + [.B64] + [.B65] + [.B66]) / 6" office:value-type="float" office:value="0.833333333333333">
            <text:p>0,83</text:p>
          </table:table-cell>
          <table:table-cell table:style-name="ce145" table:formula="of:== ( [.C61] + [.C62] + [.C63] + [.C64] + [.C65] + [.C66]) / 6" office:value-type="float" office:value="1">
            <text:p>1</text:p>
          </table:table-cell>
          <table:table-cell table:style-name="ce145" table:formula="of:== ( [.D61] + [.D62] + [.D63] + [.D64] + [.D65] + [.D66]) / 6" office:value-type="float" office:value="6">
            <text:p>6</text:p>
          </table:table-cell>
          <table:table-cell table:style-name="ce145" table:formula="of:== ( [.E61] + [.E62] + [.E63] + [.E64] + [.E65] + [.E66]) / 6" office:value-type="float" office:value="0">
            <text:p>0</text:p>
          </table:table-cell>
          <table:table-cell table:style-name="ce145" table:formula="of:== ( [.F61] + [.F62] + [.F63] + [.F64] + [.F65] + [.F66]) / 6" office:value-type="float" office:value="2.41666666666667">
            <text:p>2,42</text:p>
          </table:table-cell>
          <table:table-cell table:style-name="ce145" table:formula="of:== ( [.G61] + [.G62] + [.G63] + [.G64] + [.G65] + [.G66]) / 6" office:value-type="float" office:value="0.5">
            <text:p>0,5</text:p>
          </table:table-cell>
          <table:table-cell table:style-name="ce145" table:formula="of:== ( [.H61] + [.H62] + [.H63] + [.H64] + [.H65] + [.H66]) / 6" office:value-type="float" office:value="0">
            <text:p>0</text:p>
          </table:table-cell>
          <table:table-cell table:style-name="ce145" table:formula="of:== ( [.I61] + [.I62] + [.I63] + [.I64] + [.I65] + [.I66]) / 6" office:value-type="float" office:value="0.75">
            <text:p>0,75</text:p>
          </table:table-cell>
          <table:table-cell table:style-name="ce145" table:formula="of:== ( [.J61] + [.J62] + [.J63] + [.J64] + [.J65] + [.J66]) / 6" office:value-type="float" office:value="0.496666666666667">
            <text:p>0,5</text:p>
          </table:table-cell>
          <table:table-cell table:style-name="ce145"/>
          <table:table-cell table:style-name="ce145" table:formula="of:== ( [.L61] + [.L62] + [.L63] + [.L64] + [.L65] + [.L66]) / 6" office:value-type="float" office:value="11.9966666666667">
            <text:p>12</text:p>
          </table:table-cell>
          <table:table-cell table:style-name="ce145"/>
          <table:table-cell table:number-columns-repeated="3"/>
        </table:table-row>
        <table:table-row table:style-name="ro43" table:visibility="collapse">
          <table:table-cell table:style-name="ce99" office:value-type="date" office:date-value="2018-06-13">
            <text:p>13.06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6.5">
            <text:p>6,5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1">
            <text:p>1</text:p>
          </table:table-cell>
          <table:table-cell table:style-name="ce148"/>
          <table:table-cell table:style-name="ce148"/>
          <table:table-cell table:style-name="ce148" table:formula="of:= [.B68] + [.C68] + [.D68] + [.E68] + [.F68] + [.G68] + [.H68] + [.I68] + [.J68]" office:value-type="float" office:value="10.5">
            <text:p>10,5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6-14">
            <text:p>14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 [.B69] + [.C69] + [.D69] + [.E69] + [.F69] + [.G69] + [.H69] + [.I69] + [.J69]" office:value-type="float" office:value="13.5">
            <text:p>13,5</text:p>
          </table:table-cell>
          <table:table-cell table:number-columns-repeated="4"/>
        </table:table-row>
        <table:table-row table:style-name="ro55" table:visibility="collapse">
          <table:table-cell office:value-type="date" office:date-value="2018-06-15">
            <text:p>1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70] + [.C70] + [.D70] + [.E70] + [.F70] + [.G70] + [.H70] + [.I70] + [.J70]" office:value-type="float" office:value="12">
            <text:p>12</text:p>
          </table:table-cell>
          <table:table-cell table:number-columns-repeated="4"/>
        </table:table-row>
        <table:table-row table:style-name="ro52" table:visibility="collapse">
          <table:table-cell table:style-name="ce145" office:value-type="string">
            <text:p>Неделя</text:p>
          </table:table-cell>
          <table:table-cell table:style-name="ce145" table:formula="of:== ( [.B68] + [.B69] + [.B70]) / 3" office:value-type="float" office:value="0.666666666666667">
            <text:p>0,67</text:p>
          </table:table-cell>
          <table:table-cell table:style-name="ce145" table:formula="of:== ( [.C68] + [.C69] + [.C70]) / 3" office:value-type="float" office:value="1">
            <text:p>1</text:p>
          </table:table-cell>
          <table:table-cell table:style-name="ce145" table:formula="of:== ( [.D68] + [.D69] + [.D70]) / 3" office:value-type="float" office:value="6.5">
            <text:p>6,5</text:p>
          </table:table-cell>
          <table:table-cell table:style-name="ce145" table:formula="of:== ( [.E68] + [.E69] + [.E70]) / 3" office:value-type="float" office:value="0">
            <text:p>0</text:p>
          </table:table-cell>
          <table:table-cell table:style-name="ce145" table:formula="of:== ( [.F68] + [.F69] + [.F70]) / 3" office:value-type="float" office:value="2">
            <text:p>2</text:p>
          </table:table-cell>
          <table:table-cell table:style-name="ce145" table:formula="of:== ( [.G68] + [.G69] + [.G70]) / 3" office:value-type="float" office:value="0.5">
            <text:p>0,5</text:p>
          </table:table-cell>
          <table:table-cell table:style-name="ce145" table:formula="of:== ( [.H68] + [.H69] + [.H70]) / 3" office:value-type="float" office:value="0">
            <text:p>0</text:p>
          </table:table-cell>
          <table:table-cell table:style-name="ce145" table:formula="of:== ( [.I68] + [.I69] + [.I70]) / 3" office:value-type="float" office:value="0.666666666666667">
            <text:p>0,67</text:p>
          </table:table-cell>
          <table:table-cell table:style-name="ce145" table:formula="of:== ( [.J68] + [.J69] + [.J70]) / 3" office:value-type="float" office:value="0.666666666666667">
            <text:p>0,67</text:p>
          </table:table-cell>
          <table:table-cell table:style-name="ce145"/>
          <table:table-cell table:style-name="ce145" table:formula="of:== ( [.L68] + [.L69] + [.L70]) / 3" office:value-type="float" office:value="12">
            <text:p>12</text:p>
          </table:table-cell>
          <table:table-cell table:style-name="ce145"/>
          <table:table-cell table:style-name="ce172" table:number-columns-repeated="3"/>
        </table:table-row>
        <table:table-row table:style-name="ro43" table:visibility="collapse">
          <table:table-cell table:style-name="ce146" office:value-type="date" office:date-value="2018-06-18">
            <text:p>18.06.18</text:p>
          </table:table-cell>
          <table:table-cell table:number-columns-repeated="2" table:style-name="ce158" office:value-type="float" office:value="1">
            <text:p>1</text:p>
          </table:table-cell>
          <table:table-cell table:style-name="ce158" office:value-type="float" office:value="10">
            <text:p>10</text:p>
          </table:table-cell>
          <table:table-cell table:style-name="ce158"/>
          <table:table-cell table:style-name="ce158" office:value-type="float" office:value="3">
            <text:p>3</text:p>
          </table:table-cell>
          <table:table-cell table:number-columns-repeated="3" table:style-name="ce158"/>
          <table:table-cell table:style-name="ce158" office:value-type="float" office:value="0.66">
            <text:p>0,66</text:p>
          </table:table-cell>
          <table:table-cell table:style-name="ce158"/>
          <table:table-cell table:style-name="ce158" table:formula="of:= [.B72] + [.C72] + [.D72] + [.E72] + [.F72] + [.G72] + [.H72] + [.I72] + [.J72]" office:value-type="float" office:value="15.66">
            <text:p>15,66</text:p>
          </table:table-cell>
          <table:table-cell table:style-name="ce158"/>
          <table:table-cell table:number-columns-repeated="3"/>
        </table:table-row>
        <table:table-row table:style-name="ro43" table:visibility="collapse">
          <table:table-cell table:style-name="ce100" office:value-type="date" office:date-value="2018-06-19">
            <text:p>19.06.18</text:p>
          </table:table-cell>
          <table:table-cell table:number-columns-repeated="2" table:style-name="ce149" office:value-type="float" office:value="1">
            <text:p>1</text:p>
          </table:table-cell>
          <table:table-cell table:style-name="ce149" office:value-type="float" office:value="3">
            <text:p>3</text:p>
          </table:table-cell>
          <table:table-cell table:style-name="ce149"/>
          <table:table-cell table:style-name="ce149" office:value-type="float" office:value="2">
            <text:p>2</text:p>
          </table:table-cell>
          <table:table-cell table:number-columns-repeated="2" table:style-name="ce149"/>
          <table:table-cell table:style-name="ce149" office:value-type="float" office:value="0.5">
            <text:p>0,5</text:p>
          </table:table-cell>
          <table:table-cell table:style-name="ce149" office:value-type="float" office:value="0.33">
            <text:p>0,33</text:p>
          </table:table-cell>
          <table:table-cell table:style-name="ce149"/>
          <table:table-cell table:style-name="ce149" table:formula="of:= [.B73] + [.C73] + [.D73] + [.E73] + [.F73] + [.G73] + [.H73] + [.I73] + [.J73]" office:value-type="float" office:value="7.83">
            <text:p>7,83</text:p>
          </table:table-cell>
          <table:table-cell table:style-name="ce149"/>
          <table:table-cell table:number-columns-repeated="3"/>
        </table:table-row>
        <table:table-row table:style-name="ro43" table:visibility="collapse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/>
          <table:table-cell table:formula="of:= [.B74] + [.C74] + [.D74] + [.E74] + [.F74] + [.G74] + [.H74] + [.I74] + [.J74]" office:value-type="float" office:value="12.5">
            <text:p>12,5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5] + [.C75] + [.D75] + [.E75] + [.F75] + [.G75] + [.H75] + [.I75] + [.J75]" office:value-type="float" office:value="13.5">
            <text:p>13,5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2">
            <text:p>22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76] + [.C76] + [.D76] + [.E76] + [.F76] + [.G76] + [.H76] + [.I76] + [.J76]" office:value-type="float" office:value="13.5">
            <text:p>13,5</text:p>
          </table:table-cell>
          <table:table-cell table:number-columns-repeated="4"/>
        </table:table-row>
        <table:table-row table:style-name="ro50" table:visibility="collapse">
          <table:table-cell table:style-name="ce145" office:value-type="string">
            <text:p>Неделя</text:p>
          </table:table-cell>
          <table:table-cell table:style-name="ce145" table:formula="of:== ([.B72] + [.B73] + [.B74] + [.B75] + [.B76]) / 5" office:value-type="float" office:value="0.8">
            <text:p>0,8</text:p>
          </table:table-cell>
          <table:table-cell table:style-name="ce145" table:formula="of:== ([.C72] + [.C73] + [.C74] + [.C75] + [.C76]) / 5" office:value-type="float" office:value="1">
            <text:p>1</text:p>
          </table:table-cell>
          <table:table-cell table:style-name="ce145" table:formula="of:== ([.D72] + [.D73] + [.D74] + [.D75] + [.D76]) / 5" office:value-type="float" office:value="7.4">
            <text:p>7,4</text:p>
          </table:table-cell>
          <table:table-cell table:style-name="ce145" table:formula="of:== ([.E72] + [.E73] + [.E74] + [.E75] + [.E76]) / 5" office:value-type="float" office:value="0.2">
            <text:p>0,2</text:p>
          </table:table-cell>
          <table:table-cell table:style-name="ce145" table:formula="of:== ([.F72] + [.F73] + [.F74] + [.F75] + [.F76]) / 5" office:value-type="float" office:value="1.9">
            <text:p>1,9</text:p>
          </table:table-cell>
          <table:table-cell table:style-name="ce145" table:formula="of:== ([.G72] + [.G73] + [.G74] + [.G75] + [.G76]) / 5" office:value-type="float" office:value="0.3">
            <text:p>0,3</text:p>
          </table:table-cell>
          <table:table-cell table:style-name="ce145" table:formula="of:== ([.H72] + [.H73] + [.H74] + [.H75] + [.H76]) / 5" office:value-type="float" office:value="0">
            <text:p>0</text:p>
          </table:table-cell>
          <table:table-cell table:style-name="ce145" table:formula="of:== ([.I72] + [.I73] + [.I74] + [.I75] + [.I76]) / 5" office:value-type="float" office:value="0.4">
            <text:p>0,4</text:p>
          </table:table-cell>
          <table:table-cell table:style-name="ce145" table:formula="of:== ([.J72] + [.J73] + [.J74] + [.J75] + [.J76]) / 5" office:value-type="float" office:value="0.598">
            <text:p>0,6</text:p>
          </table:table-cell>
          <table:table-cell table:style-name="ce145"/>
          <table:table-cell table:style-name="ce145" table:formula="of:== ([.L72] + [.L73] + [.L74] + [.L75] + [.L76]) / 5" office:value-type="float" office:value="12.598">
            <text:p>12,6</text:p>
          </table:table-cell>
          <table:table-cell table:style-name="ce171"/>
          <table:table-cell table:number-columns-repeated="3"/>
        </table:table-row>
        <table:table-row table:style-name="ro43" table:visibility="collapse">
          <table:table-cell table:style-name="ce99" office:value-type="date" office:date-value="2018-06-25">
            <text:p>25.06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5">
            <text:p>5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0.5">
            <text:p>0,5</text:p>
          </table:table-cell>
          <table:table-cell table:style-name="ce148" office:value-type="float" office:value="0.66">
            <text:p>0,66</text:p>
          </table:table-cell>
          <table:table-cell table:style-name="ce148"/>
          <table:table-cell table:style-name="ce148" table:formula="of:= [.B78] + [.C78] + [.D78] + [.E78] + [.F78] + [.G78] + [.H78] + [.I78] + [.J78]" office:value-type="float" office:value="9.16">
            <text:p>9,16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6-26">
            <text:p>26.06.1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9] + [.C79] + [.D79] + [.E79] + [.F79] + [.G79] + [.H79] + [.I79] + [.J79]" office:value-type="float" office:value="13">
            <text:p>13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7">
            <text:p>27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80] + [.C80] + [.D80] + [.E80] + [.F80] + [.G80] + [.H80] + [.I80] + [.J80]" office:value-type="float" office:value="14.16">
            <text:p>14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8">
            <text:p>28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1] + [.C81] + [.D81] + [.E81] + [.F81] + [.G81] + [.H81] + [.I81] + [.J81]" office:value-type="float" office:value="12">
            <text:p>12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9">
            <text:p>2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2] + [.C82] + [.D82] + [.E82] + [.F82] + [.G82] + [.H82] + [.I82] + [.J82]" office:value-type="float" office:value="12">
            <text:p>12</text:p>
          </table:table-cell>
          <table:table-cell table:number-columns-repeated="4"/>
        </table:table-row>
        <table:table-row table:style-name="ro51" table:visibility="collapse">
          <table:table-cell table:style-name="ce145" office:value-type="string">
            <text:p>Неделя</text:p>
          </table:table-cell>
          <table:table-cell table:style-name="ce145" table:formula="of:== ([.B78] + [.B79] + [.B80] + [.B81] + [.B82]) / 5" office:value-type="float" office:value="0.4">
            <text:p>0,4</text:p>
          </table:table-cell>
          <table:table-cell table:style-name="ce145" table:formula="of:== ([.C78] + [.C79] + [.C80] + [.C81] + [.C82]) / 5" office:value-type="float" office:value="1">
            <text:p>1</text:p>
          </table:table-cell>
          <table:table-cell table:style-name="ce145" table:formula="of:== ([.D78] + [.D79] + [.D80] + [.D81] + [.D82]) / 5" office:value-type="float" office:value="6.2">
            <text:p>6,2</text:p>
          </table:table-cell>
          <table:table-cell table:style-name="ce145" table:formula="of:== ([.E78] + [.E79] + [.E80] + [.E81] + [.E82]) / 5" office:value-type="float" office:value="0">
            <text:p>0</text:p>
          </table:table-cell>
          <table:table-cell table:style-name="ce145" table:formula="of:== ([.F78] + [.F79] + [.F80] + [.F81] + [.F82]) / 5" office:value-type="float" office:value="3.6">
            <text:p>3,6</text:p>
          </table:table-cell>
          <table:table-cell table:style-name="ce145" table:formula="of:== ([.G78] + [.G79] + [.G80] + [.G81] + [.G82]) / 5" office:value-type="float" office:value="0.3">
            <text:p>0,3</text:p>
          </table:table-cell>
          <table:table-cell table:style-name="ce145" table:formula="of:== ([.H78] + [.H79] + [.H80] + [.H81] + [.H82]) / 5" office:value-type="float" office:value="0">
            <text:p>0</text:p>
          </table:table-cell>
          <table:table-cell table:style-name="ce145" table:formula="of:== ([.I78] + [.I79] + [.I80] + [.I81] + [.I82]) / 5" office:value-type="float" office:value="0.1">
            <text:p>0,1</text:p>
          </table:table-cell>
          <table:table-cell table:style-name="ce145" table:formula="of:== ([.J78] + [.J79] + [.J80] + [.J81] + [.J82]) / 5" office:value-type="float" office:value="0.464">
            <text:p>0,46</text:p>
          </table:table-cell>
          <table:table-cell table:style-name="ce145"/>
          <table:table-cell table:style-name="ce145" table:formula="of:== ([.L78] + [.L79] + [.L80] + [.L81] + [.L82]) / 5" office:value-type="float" office:value="12.064">
            <text:p>12,06</text:p>
          </table:table-cell>
          <table:table-cell table:style-name="ce171"/>
          <table:table-cell table:number-columns-repeated="3"/>
        </table:table-row>
        <table:table-row table:style-name="ro53">
          <table:table-cell table:style-name="ce150" office:value-type="string">
            <text:p>Июнь</text:p>
          </table:table-cell>
          <table:table-cell table:style-name="ce150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150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150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150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150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150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150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150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150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150"/>
          <table:table-cell table:style-name="ce150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99" office:value-type="date" office:date-value="2018-07-02">
            <text:p>02.07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4">
            <text:p>4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table:formula="of:= [.B85] + [.C85] + [.D85] + [.E85] + [.F85] + [.G85] + [.H85] + [.I85] + [.J85]" office:value-type="float" office:value="9">
            <text:p>9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>
            <text:p>13</text:p>
          </table:table-cell>
          <table:table-cell table:number-columns-repeated="4"/>
        </table:table-row>
        <table:table-row table:style-name="ro43" table:visibility="collapse">
          <table:table-cell table:style-name="ce151" office:value-type="date" office:date-value="2018-07-04">
            <text:p>04.07.18</text:p>
          </table:table-cell>
          <table:table-cell table:number-columns-repeated="2" table:style-name="ce159" office:value-type="float" office:value="1">
            <text:p>1</text:p>
          </table:table-cell>
          <table:table-cell table:style-name="ce159" office:value-type="float" office:value="11.66">
            <text:p>11,66</text:p>
          </table:table-cell>
          <table:table-cell table:style-name="ce159"/>
          <table:table-cell table:style-name="ce159" office:value-type="float" office:value="3">
            <text:p>3</text:p>
          </table:table-cell>
          <table:table-cell table:number-columns-repeated="2" table:style-name="ce159"/>
          <table:table-cell table:number-columns-repeated="2" table:style-name="ce159" office:value-type="float" office:value="1">
            <text:p>1</text:p>
          </table:table-cell>
          <table:table-cell table:style-name="ce159"/>
          <table:table-cell table:style-name="ce159" table:formula="of:= [.B87] + [.C87] + [.D87] + [.E87] + [.F87] + [.G87] + [.H87] + [.I87] + [.J87]" office:value-type="float" office:value="18.66">
            <text:p>18,66</text:p>
          </table:table-cell>
          <table:table-cell table:style-name="ce159"/>
          <table:table-cell table:number-columns-repeated="3"/>
        </table:table-row>
        <table:table-row table:style-name="ro43" table:visibility="collapse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88] + [.C88] + [.D88] + [.E88] + [.F88] + [.G88] + [.H88] + [.I88] + [.J88]" office:value-type="float" office:value="12.5">
            <text:p>12,5</text:p>
          </table:table-cell>
          <table:table-cell table:number-columns-repeated="4"/>
        </table:table-row>
        <table:table-row table:style-name="ro43" table:visibility="collapse">
          <table:table-cell table:style-name="ce99" office:value-type="date" office:date-value="2018-07-06">
            <text:p>06.07.18</text:p>
          </table:table-cell>
          <table:table-cell table:number-columns-repeated="3" table:style-name="ce148" office:value-type="float" office:value="1">
            <text:p>1</text:p>
          </table:table-cell>
          <table:table-cell table:style-name="ce148"/>
          <table:table-cell table:style-name="ce148" office:value-type="float" office:value="5">
            <text:p>5</text:p>
          </table:table-cell>
          <table:table-cell table:number-columns-repeated="3" table:style-name="ce148"/>
          <table:table-cell table:style-name="ce148" office:value-type="float" office:value="1">
            <text:p>1</text:p>
          </table:table-cell>
          <table:table-cell table:style-name="ce148"/>
          <table:table-cell table:style-name="ce148" table:formula="of:= [.B89] + [.C89] + [.D89] + [.E89] + [.F89] + [.G89] + [.H89] + [.I89] + [.J89]" office:value-type="float" office:value="9">
            <text:p>9</text:p>
          </table:table-cell>
          <table:table-cell table:style-name="ce148"/>
          <table:table-cell table:number-columns-repeated="3"/>
        </table:table-row>
        <table:table-row-group table:display="false">
          <table:table-row table:style-name="ro56" table:visibility="collapse">
            <table:table-cell table:style-name="ce145" office:value-type="string">
              <text:p>Неделя</text:p>
            </table:table-cell>
            <table:table-cell table:style-name="ce145" table:formula="of:== ([.B85] + [.B86] + [.B87] + [.B88] + [.B89]) / 5" office:value-type="float" office:value="0.6">
              <text:p>0,6</text:p>
            </table:table-cell>
            <table:table-cell table:style-name="ce145" table:formula="of:== ([.C85] + [.C86] + [.C87] + [.C88] + [.C89]) / 5" office:value-type="float" office:value="1">
              <text:p>1</text:p>
            </table:table-cell>
            <table:table-cell table:style-name="ce145" table:formula="of:== ([.D85] + [.D86] + [.D87] + [.D88] + [.D89]) / 5" office:value-type="float" office:value="6.132">
              <text:p>6,13</text:p>
            </table:table-cell>
            <table:table-cell table:style-name="ce145" table:formula="of:== ([.E85] + [.E86] + [.E87] + [.E88] + [.E89]) / 5" office:value-type="float" office:value="0">
              <text:p>0</text:p>
            </table:table-cell>
            <table:table-cell table:style-name="ce145" table:formula="of:== ([.F85] + [.F86] + [.F87] + [.F88] + [.F89]) / 5" office:value-type="float" office:value="3.2">
              <text:p>3,2</text:p>
            </table:table-cell>
            <table:table-cell table:style-name="ce145" table:formula="of:== ([.G85] + [.G86] + [.G87] + [.G88] + [.G89]) / 5" office:value-type="float" office:value="0.3">
              <text:p>0,3</text:p>
            </table:table-cell>
            <table:table-cell table:style-name="ce145" table:formula="of:== ([.H85] + [.H86] + [.H87] + [.H88] + [.H89]) / 5" office:value-type="float" office:value="0">
              <text:p>0</text:p>
            </table:table-cell>
            <table:table-cell table:style-name="ce145" table:formula="of:== ([.I85] + [.I86] + [.I87] + [.I88] + [.I89]) / 5" office:value-type="float" office:value="0.6">
              <text:p>0,6</text:p>
            </table:table-cell>
            <table:table-cell table:style-name="ce145" table:formula="of:== ([.J85] + [.J86] + [.J87] + [.J88] + [.J89]) / 5" office:value-type="float" office:value="0.6">
              <text:p>0,6</text:p>
            </table:table-cell>
            <table:table-cell table:style-name="ce145"/>
            <table:table-cell table:style-name="ce145" table:formula="of:== ([.L85] + [.L86] + [.L87] + [.L88] + [.L89]) / 5" office:value-type="float" office:value="12.432">
              <text:p>12,43</text:p>
            </table:table-cell>
            <table:table-cell table:style-name="ce171"/>
            <table:table-cell table:number-columns-repeated="3"/>
          </table:table-row>
          <table:table-row table:style-name="ro43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43" table:visibility="collapse">
            <table:table-cell table:style-name="ce99" office:value-type="date" office:date-value="2018-07-13">
              <text:p>13.07.18</text:p>
            </table:table-cell>
            <table:table-cell table:style-name="ce148"/>
            <table:table-cell table:style-name="ce148" office:value-type="float" office:value="1">
              <text:p>1</text:p>
            </table:table-cell>
            <table:table-cell table:style-name="ce148" office:value-type="float" office:value="2.33">
              <text:p>2,33</text:p>
            </table:table-cell>
            <table:table-cell table:style-name="ce148"/>
            <table:table-cell table:style-name="ce148" office:value-type="float" office:value="3.67">
              <text:p>3,67</text:p>
            </table:table-cell>
            <table:table-cell table:number-columns-repeated="3" table:style-name="ce148"/>
            <table:table-cell table:style-name="ce148" office:value-type="float" office:value="1">
              <text:p>1</text:p>
            </table:table-cell>
            <table:table-cell table:style-name="ce148" office:value-type="float" office:value="2">
              <text:p>2</text:p>
            </table:table-cell>
            <table:table-cell table:style-name="ce148" table:formula="of:= [.B95] + [.C95] + [.D95] + [.E95] + [.F95] + [.G95] + [.H95] + [.I95] + [.J95] + [.K95]" office:value-type="float" office:value="10">
              <text:p>10</text:p>
            </table:table-cell>
            <table:table-cell table:style-name="ce148"/>
            <table:table-cell table:number-columns-repeated="3"/>
          </table:table-row>
          <table:table-row table:style-name="ro56" table:visibility="collapse">
            <table:table-cell table:style-name="ce145" office:value-type="string">
              <text:p>Неделя</text:p>
            </table:table-cell>
            <table:table-cell table:style-name="ce145" table:formula="of:== ([.B91] + [.B92] + [.B93] + [.B94] + [.B95]) / 5" office:value-type="float" office:value="0.4">
              <text:p>0,4</text:p>
            </table:table-cell>
            <table:table-cell table:style-name="ce145" table:formula="of:== ([.C91] + [.C92] + [.C93] + [.C94] + [.C95]) / 5" office:value-type="float" office:value="1">
              <text:p>1</text:p>
            </table:table-cell>
            <table:table-cell table:style-name="ce145" table:formula="of:== ([.D91] + [.D92] + [.D93] + [.D94] + [.D95]) / 5" office:value-type="float" office:value="4.166">
              <text:p>4,17</text:p>
            </table:table-cell>
            <table:table-cell table:style-name="ce145" table:formula="of:== ([.E91] + [.E92] + [.E93] + [.E94] + [.E95]) / 5" office:value-type="float" office:value="0">
              <text:p>0</text:p>
            </table:table-cell>
            <table:table-cell table:style-name="ce145" table:formula="of:== ([.F91] + [.F92] + [.F93] + [.F94] + [.F95]) / 5" office:value-type="float" office:value="3.434">
              <text:p>3,43</text:p>
            </table:table-cell>
            <table:table-cell table:style-name="ce145" table:formula="of:== ([.G91] + [.G92] + [.G93] + [.G94] + [.G95]) / 5" office:value-type="float" office:value="0.4">
              <text:p>0,4</text:p>
            </table:table-cell>
            <table:table-cell table:style-name="ce145" table:formula="of:== ([.H91] + [.H92] + [.H93] + [.H94] + [.H95]) / 5" office:value-type="float" office:value="0">
              <text:p>0</text:p>
            </table:table-cell>
            <table:table-cell table:style-name="ce145" table:formula="of:== ([.I91] + [.I92] + [.I93] + [.I94] + [.I95]) / 5" office:value-type="float" office:value="0.2">
              <text:p>0,2</text:p>
            </table:table-cell>
            <table:table-cell table:style-name="ce145" table:formula="of:== ([.J91] + [.J92] + [.J93] + [.J94] + [.J95]) / 5" office:value-type="float" office:value="0.932">
              <text:p>0,93</text:p>
            </table:table-cell>
            <table:table-cell table:style-name="ce145" table:formula="of:== ([.K91] + [.K92] + [.K93] + [.K94] + [.K95]) / 5" office:value-type="float" office:value="1.6">
              <text:p>1,6</text:p>
            </table:table-cell>
            <table:table-cell table:style-name="ce145" table:formula="of:== ([.L91] + [.L92] + [.L93] + [.L94] + [.L95]) / 5" office:value-type="float" office:value="12.132">
              <text:p>12,13</text:p>
            </table:table-cell>
            <table:table-cell table:style-name="ce145"/>
            <table:table-cell table:number-columns-repeated="3"/>
          </table:table-row>
          <table:table-row table:style-name="ro43" table:visibility="collapse">
            <table:table-cell table:style-name="ce99" office:value-type="date" office:date-value="2018-07-16">
              <text:p>16.07.18</text:p>
            </table:table-cell>
            <table:table-cell table:style-name="ce148"/>
            <table:table-cell table:style-name="ce148" office:value-type="float" office:value="1">
              <text:p>1</text:p>
            </table:table-cell>
            <table:table-cell table:style-name="ce148" office:value-type="float" office:value="2">
              <text:p>2</text:p>
            </table:table-cell>
            <table:table-cell table:style-name="ce148"/>
            <table:table-cell table:style-name="ce148" office:value-type="float" office:value="2">
              <text:p>2</text:p>
            </table:table-cell>
            <table:table-cell table:number-columns-repeated="2" table:style-name="ce148"/>
            <table:table-cell table:style-name="ce148" office:value-type="float" office:value="2.5">
              <text:p>2,5</text:p>
            </table:table-cell>
            <table:table-cell table:number-columns-repeated="2" table:style-name="ce148" office:value-type="float" office:value="1">
              <text:p>1</text:p>
            </table:table-cell>
            <table:table-cell table:style-name="ce148" table:formula="of:= [.B97] + [.C97] + [.D97] + [.E97] + [.F97] + [.G97] + [.H97] + [.I97] + [.J97] + [.K97]" office:value-type="float" office:value="9.5">
              <text:p>9,5</text:p>
            </table:table-cell>
            <table:table-cell table:style-name="ce148"/>
            <table:table-cell table:number-columns-repeated="3"/>
          </table:table-row>
          <table:table-row table:style-name="ro43" table:visibility="collapse">
            <table:table-cell office:value-type="date" office:date-value="2018-07-17">
              <text:p>1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.5">
              <text:p>5,5</text:p>
            </table:table-cell>
            <table:table-cell/>
            <table:table-cell office:value-type="float" office:value="3.5">
              <text:p>3,5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8] + [.C98] + [.D98] + [.E98] + [.F98] + [.G98] + [.H98] + [.I98] + [.J98] + [.K98]" office:value-type="float" office:value="12">
              <text:p>12</text:p>
            </table:table-cell>
            <table:table-cell table:number-columns-repeated="4"/>
          </table:table-row>
          <table:table-row table:style-name="ro43" table:visibility="collapse">
            <table:table-cell table:style-name="ce99" office:value-type="date" office:date-value="2018-07-18">
              <text:p>18.07.18</text:p>
            </table:table-cell>
            <table:table-cell table:style-name="ce148"/>
            <table:table-cell table:style-name="ce148" office:value-type="float" office:value="1">
              <text:p>1</text:p>
            </table:table-cell>
            <table:table-cell table:style-name="ce148" office:value-type="float" office:value="6">
              <text:p>6</text:p>
            </table:table-cell>
            <table:table-cell table:style-name="ce148"/>
            <table:table-cell table:style-name="ce148" office:value-type="float" office:value="3">
              <text:p>3</text:p>
            </table:table-cell>
            <table:table-cell table:number-columns-repeated="3" table:style-name="ce148"/>
            <table:table-cell table:style-name="ce148" office:value-type="float" office:value="0.33">
              <text:p>0,33</text:p>
            </table:table-cell>
            <table:table-cell table:style-name="ce148"/>
            <table:table-cell table:style-name="ce148" table:formula="of:= [.B99] + [.C99] + [.D99] + [.E99] + [.F99] + [.G99] + [.H99] + [.I99] + [.J99] + [.K99]" office:value-type="float" office:value="10.33">
              <text:p>10,33</text:p>
            </table:table-cell>
            <table:table-cell table:style-name="ce148"/>
            <table:table-cell table:number-columns-repeated="3"/>
          </table:table-row>
          <table:table-row table:style-name="ro43" table:visibility="collapse">
            <table:table-cell table:style-name="ce146" office:value-type="date" office:date-value="2018-07-19">
              <text:p>19.07.18</text:p>
            </table:table-cell>
            <table:table-cell table:style-name="ce158"/>
            <table:table-cell table:style-name="ce158" office:value-type="float" office:value="1">
              <text:p>1</text:p>
            </table:table-cell>
            <table:table-cell table:style-name="ce158" office:value-type="float" office:value="7">
              <text:p>7</text:p>
            </table:table-cell>
            <table:table-cell table:style-name="ce158"/>
            <table:table-cell table:style-name="ce158" office:value-type="float" office:value="4">
              <text:p>4</text:p>
            </table:table-cell>
            <table:table-cell table:number-columns-repeated="3" table:style-name="ce158"/>
            <table:table-cell table:style-name="ce158" office:value-type="float" office:value="1">
              <text:p>1</text:p>
            </table:table-cell>
            <table:table-cell table:style-name="ce158" office:value-type="float" office:value="2">
              <text:p>2</text:p>
            </table:table-cell>
            <table:table-cell table:style-name="ce158" table:formula="of:= [.B100] + [.C100] + [.D100] + [.E100] + [.F100] + [.G100] + [.H100] + [.I100] + [.J100] + [.K100]" office:value-type="float" office:value="15">
              <text:p>15</text:p>
            </table:table-cell>
            <table:table-cell table:style-name="ce158"/>
            <table:table-cell table:number-columns-repeated="3"/>
          </table:table-row>
          <table:table-row table:style-name="ro43" table:visibility="collapse">
            <table:table-cell office:value-type="date" office:date-value="2018-07-20">
              <text:p>2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.2">
              <text:p>3,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1] + [.C101] + [.D101] + [.E101] + [.F101] + [.G101] + [.H101] + [.I101] + [.J101] + [.K101]" office:value-type="float" office:value="13.2">
              <text:p>13,2</text:p>
            </table:table-cell>
            <table:table-cell table:number-columns-repeated="4"/>
          </table:table-row>
          <table:table-row table:style-name="ro56" table:visibility="collapse">
            <table:table-cell table:style-name="ce145" office:value-type="string">
              <text:p>Неделя</text:p>
            </table:table-cell>
            <table:table-cell table:style-name="ce145" table:formula="of:== ([.B97] + [.B98] + [.B99] + [.B100] + [.B101]) / 5" office:value-type="float" office:value="0">
              <text:p>0</text:p>
            </table:table-cell>
            <table:table-cell table:style-name="ce145" table:formula="of:== ([.C97] + [.C98] + [.C99] + [.C100] + [.C101]) / 5" office:value-type="float" office:value="1">
              <text:p>1</text:p>
            </table:table-cell>
            <table:table-cell table:style-name="ce145" table:formula="of:== ([.D97] + [.D98] + [.D99] + [.D100] + [.D101]) / 5" office:value-type="float" office:value="5.3">
              <text:p>5,3</text:p>
            </table:table-cell>
            <table:table-cell table:style-name="ce145" table:formula="of:== ([.E97] + [.E98] + [.E99] + [.E100] + [.E101]) / 5" office:value-type="float" office:value="0">
              <text:p>0</text:p>
            </table:table-cell>
            <table:table-cell table:style-name="ce145" table:formula="of:== ([.F97] + [.F98] + [.F99] + [.F100] + [.F101]) / 5" office:value-type="float" office:value="3.14">
              <text:p>3,14</text:p>
            </table:table-cell>
            <table:table-cell table:style-name="ce145" table:formula="of:== ([.G97] + [.G98] + [.G99] + [.G100] + [.G101]) / 5" office:value-type="float" office:value="0">
              <text:p>0</text:p>
            </table:table-cell>
            <table:table-cell table:style-name="ce145" table:formula="of:== ([.H97] + [.H98] + [.H99] + [.H100] + [.H101]) / 5" office:value-type="float" office:value="0">
              <text:p>0</text:p>
            </table:table-cell>
            <table:table-cell table:style-name="ce145" table:formula="of:== ([.I97] + [.I98] + [.I99] + [.I100] + [.I101]) / 5" office:value-type="float" office:value="0.5">
              <text:p>0,5</text:p>
            </table:table-cell>
            <table:table-cell table:style-name="ce145" table:formula="of:== ([.J97] + [.J98] + [.J99] + [.J100] + [.J101]) / 5" office:value-type="float" office:value="0.866">
              <text:p>0,87</text:p>
            </table:table-cell>
            <table:table-cell table:style-name="ce145" table:formula="of:== ([.K97] + [.K98] + [.K99] + [.K100] + [.K101]) / 5" office:value-type="float" office:value="1.2">
              <text:p>1,2</text:p>
            </table:table-cell>
            <table:table-cell table:style-name="ce145" table:formula="of:== ([.L97] + [.L98] + [.L99] + [.L100] + [.L101]) / 5" office:value-type="float" office:value="12.006">
              <text:p>12,01</text:p>
            </table:table-cell>
            <table:table-cell table:style-name="ce145"/>
            <table:table-cell table:number-columns-repeated="3"/>
          </table:table-row>
          <table:table-row table:style-name="ro43" table:visibility="collapse">
            <table:table-cell table:style-name="ce99" office:value-type="date" office:date-value="2018-07-23">
              <text:p>23.07.18</text:p>
            </table:table-cell>
            <table:table-cell table:style-name="ce148"/>
            <table:table-cell table:style-name="ce148" office:value-type="float" office:value="1">
              <text:p>1</text:p>
            </table:table-cell>
            <table:table-cell table:style-name="ce148" office:value-type="float" office:value="4">
              <text:p>4</text:p>
            </table:table-cell>
            <table:table-cell table:style-name="ce148"/>
            <table:table-cell table:style-name="ce148" office:value-type="float" office:value="2">
              <text:p>2</text:p>
            </table:table-cell>
            <table:table-cell table:number-columns-repeated="2" table:style-name="ce148"/>
            <table:table-cell table:number-columns-repeated="3" table:style-name="ce148" office:value-type="float" office:value="1">
              <text:p>1</text:p>
            </table:table-cell>
            <table:table-cell table:style-name="ce148" table:formula="of:= [.B103] + [.C103] + [.D103] + [.E103] + [.F103] + [.G103] + [.H103] + [.I103] + [.J103] + [.K103]" office:value-type="float" office:value="10">
              <text:p>10</text:p>
            </table:table-cell>
            <table:table-cell table:style-name="ce148"/>
            <table:table-cell table:number-columns-repeated="3"/>
          </table:table-row>
          <table:table-row table:style-name="ro43" table:visibility="collapse">
            <table:table-cell office:value-type="date" office:date-value="2018-07-24">
              <text:p>24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table:number-columns-repeated="3" office:value-type="float" office:value="1">
              <text:p>1</text:p>
            </table:table-cell>
            <table:table-cell table:formula="of:= [.B104] + [.C104] + [.D104] + [.E104] + [.F104] + [.G104] + [.H104] + [.I104] + [.J104] + [.K104]" office:value-type="float" office:value="13">
              <text:p>13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25">
              <text:p>25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table:number-columns-repeated="2" office:value-type="float" office:value="2">
              <text:p>2</text:p>
            </table:table-cell>
            <table:table-cell/>
            <table:table-cell office:value-type="float" office:value="0.5">
              <text:p>0,5</text:p>
            </table:table-cell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5] + [.C105] + [.D105] + [.E105] + [.F105] + [.G105] + [.H105] + [.I105] + [.J105] + [.K105]" office:value-type="float" office:value="14.5">
              <text:p>14,5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26">
              <text:p>26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106] + [.C106] + [.D106] + [.E106] + [.F106] + [.G106] + [.H106] + [.I106] + [.J106] + [.K106]" office:value-type="float" office:value="12">
              <text:p>12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27">
              <text:p>2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0.66">
              <text:p>0,66</text:p>
            </table:table-cell>
            <table:table-cell office:value-type="float" office:value="2">
              <text:p>2</text:p>
            </table:table-cell>
            <table:table-cell table:formula="of:= [.B107] + [.C107] + [.D107] + [.E107] + [.F107] + [.G107] + [.H107] + [.I107] + [.J107] + [.K107]" office:value-type="float" office:value="12.66">
              <text:p>12,66</text:p>
            </table:table-cell>
            <table:table-cell table:number-columns-repeated="4"/>
          </table:table-row>
          <table:table-row table:style-name="ro56" table:visibility="collapse">
            <table:table-cell table:style-name="ce145" office:value-type="string">
              <text:p>Неделя</text:p>
            </table:table-cell>
            <table:table-cell table:style-name="ce145" table:formula="of:== ([.B103] + [.B104] + [.B105] + [.B106] + [.B107]) / 5" office:value-type="float" office:value="0">
              <text:p>0</text:p>
            </table:table-cell>
            <table:table-cell table:style-name="ce145" table:formula="of:== ([.C103] + [.C104] + [.C105] + [.C106] + [.C107]) / 5" office:value-type="float" office:value="1">
              <text:p>1</text:p>
            </table:table-cell>
            <table:table-cell table:style-name="ce145" table:formula="of:== ([.D103] + [.D104] + [.D105] + [.D106] + [.D107]) / 5" office:value-type="float" office:value="6">
              <text:p>6</text:p>
            </table:table-cell>
            <table:table-cell table:style-name="ce145" table:formula="of:== ([.E103] + [.E104] + [.E105] + [.E106] + [.E107]) / 5" office:value-type="float" office:value="0">
              <text:p>0</text:p>
            </table:table-cell>
            <table:table-cell table:style-name="ce145" table:formula="of:== ([.F103] + [.F104] + [.F105] + [.F106] + [.F107]) / 5" office:value-type="float" office:value="2.2">
              <text:p>2,2</text:p>
            </table:table-cell>
            <table:table-cell table:style-name="ce145" table:formula="of:== ([.G103] + [.G104] + [.G105] + [.G106] + [.G107]) / 5" office:value-type="float" office:value="0.4">
              <text:p>0,4</text:p>
            </table:table-cell>
            <table:table-cell table:style-name="ce145" table:formula="of:== ([.H103] + [.H104] + [.H105] + [.H106] + [.H107]) / 5" office:value-type="float" office:value="0">
              <text:p>0</text:p>
            </table:table-cell>
            <table:table-cell table:style-name="ce145" table:formula="of:== ([.I103] + [.I104] + [.I105] + [.I106] + [.I107]) / 5" office:value-type="float" office:value="0.5">
              <text:p>0,5</text:p>
            </table:table-cell>
            <table:table-cell table:style-name="ce145" table:formula="of:== ([.J103] + [.J104] + [.J105] + [.J106] + [.J107]) / 5" office:value-type="float" office:value="0.932">
              <text:p>0,93</text:p>
            </table:table-cell>
            <table:table-cell table:style-name="ce145" table:formula="of:== ([.K103] + [.K104] + [.K105] + [.K106] + [.K107]) / 5" office:value-type="float" office:value="1.4">
              <text:p>1,4</text:p>
            </table:table-cell>
            <table:table-cell table:style-name="ce145" table:formula="of:== ([.L103] + [.L104] + [.L105] + [.L106] + [.L107]) / 5" office:value-type="float" office:value="12.432">
              <text:p>12,43</text:p>
            </table:table-cell>
            <table:table-cell table:style-name="ce145"/>
            <table:table-cell table:number-columns-repeated="3"/>
          </table:table-row>
        </table:table-row-group>
        <table:table-row table:style-name="ro53">
          <table:table-cell table:style-name="ce150" office:value-type="string">
            <text:p>Июль</text:p>
          </table:table-cell>
          <table:table-cell table:style-name="ce150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150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150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150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150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150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150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150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150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150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150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99" office:value-type="date" office:date-value="2018-07-30">
            <text:p>30.07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6">
            <text:p>6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48" table:formula="of:= [.B110] + [.C110] + [.D110] + [.E110] + [.F110] + [.G110] + [.H110] + [.I110] + [.J110] + [.K110]" office:value-type="float" office:value="11">
            <text:p>11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99" office:value-type="date" office:date-value="2018-07-31">
            <text:p>31.07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5.5">
            <text:p>5,5</text:p>
          </table:table-cell>
          <table:table-cell table:style-name="ce148"/>
          <table:table-cell table:style-name="ce148" office:value-type="float" office:value="1.33">
            <text:p>1,33</text:p>
          </table:table-cell>
          <table:table-cell table:number-columns-repeated="2" table:style-name="ce148"/>
          <table:table-cell table:style-name="ce148" office:value-type="float" office:value="1">
            <text:p>1</text:p>
          </table:table-cell>
          <table:table-cell table:style-name="ce148" office:value-type="float" office:value="0.33">
            <text:p>0,33</text:p>
          </table:table-cell>
          <table:table-cell table:style-name="ce148" office:value-type="float" office:value="0.5">
            <text:p>0,5</text:p>
          </table:table-cell>
          <table:table-cell table:style-name="ce148" table:formula="of:= [.B111] + [.C111] + [.D111] + [.E111] + [.F111] + [.G111] + [.H111] + [.I111] + [.J111] + [.K111]" office:value-type="float" office:value="9.66">
            <text:p>9,66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8-01">
            <text:p>01.08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 office:value-type="float" office:value="1">
            <text:p>1</text:p>
          </table:table-cell>
          <table:table-cell table:formula="of:= [.B112] + [.C112] + [.D112] + [.E112] + [.F112] + [.G112] + [.H112] + [.I112] + [.J112] + [.K112]" office:value-type="float" office:value="12.16">
            <text:p>12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8-02">
            <text:p>02.08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113] + [.C113] + [.D113] + [.E113] + [.F113] + [.G113] + [.H113] + [.I113] + [.J113] + [.K113]" office:value-type="float" office:value="12">
            <text:p>12</text:p>
          </table:table-cell>
          <table:table-cell table:number-columns-repeated="4"/>
        </table:table-row>
        <table:table-row table:style-name="ro43" table:visibility="collapse">
          <table:table-cell table:style-name="ce99" office:value-type="date" office:date-value="2018-08-03">
            <text:p>03.08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2">
            <text:p>2</text:p>
          </table:table-cell>
          <table:table-cell table:style-name="ce148"/>
          <table:table-cell table:style-name="ce148" office:value-type="float" office:value="4">
            <text:p>4</text:p>
          </table:table-cell>
          <table:table-cell table:number-columns-repeated="3" table:style-name="ce148"/>
          <table:table-cell table:number-columns-repeated="2" table:style-name="ce148" office:value-type="float" office:value="1">
            <text:p>1</text:p>
          </table:table-cell>
          <table:table-cell table:style-name="ce148" table:formula="of:= [.B114] + [.C114] + [.D114] + [.E114] + [.F114] + [.G114] + [.H114] + [.I114] + [.J114] + [.K114]" office:value-type="float" office:value="10">
            <text:p>10</text:p>
          </table:table-cell>
          <table:table-cell table:style-name="ce148"/>
          <table:table-cell table:number-columns-repeated="3"/>
        </table:table-row>
        <table:table-row table:style-name="ro56">
          <table:table-cell table:style-name="ce139" office:value-type="string">
            <text:p>Неделя</text:p>
          </table:table-cell>
          <table:table-cell table:style-name="ce139" table:formula="of:== ([.B110] + [.B111] + [.B112] + [.B113] + [.B114]) / 5" office:value-type="float" office:value="0.4">
            <text:p>0,4</text:p>
          </table:table-cell>
          <table:table-cell table:style-name="ce139" table:formula="of:== ([.C110] + [.C111] + [.C112] + [.C113] + [.C114]) / 5" office:value-type="float" office:value="1">
            <text:p>1</text:p>
          </table:table-cell>
          <table:table-cell table:style-name="ce139" table:formula="of:== ([.D110] + [.D111] + [.D112] + [.D113] + [.D114]) / 5" office:value-type="float" office:value="5.3">
            <text:p>5,3</text:p>
          </table:table-cell>
          <table:table-cell table:style-name="ce139" table:formula="of:== ([.E110] + [.E111] + [.E112] + [.E113] + [.E114]) / 5" office:value-type="float" office:value="0">
            <text:p>0</text:p>
          </table:table-cell>
          <table:table-cell table:style-name="ce139" table:formula="of:== ([.F110] + [.F111] + [.F112] + [.F113] + [.F114]) / 5" office:value-type="float" office:value="2.466">
            <text:p>2,47</text:p>
          </table:table-cell>
          <table:table-cell table:style-name="ce139" table:formula="of:== ([.G110] + [.G111] + [.G112] + [.G113] + [.G114]) / 5" office:value-type="float" office:value="0">
            <text:p>0</text:p>
          </table:table-cell>
          <table:table-cell table:style-name="ce139" table:formula="of:== ([.H110] + [.H111] + [.H112] + [.H113] + [.H114]) / 5" office:value-type="float" office:value="0">
            <text:p>0</text:p>
          </table:table-cell>
          <table:table-cell table:style-name="ce139" table:formula="of:== ([.I110] + [.I111] + [.I112] + [.I113] + [.I114]) / 5" office:value-type="float" office:value="0.5">
            <text:p>0,5</text:p>
          </table:table-cell>
          <table:table-cell table:style-name="ce139" table:formula="of:== ([.J110] + [.J111] + [.J112] + [.J113] + [.J114]) / 5" office:value-type="float" office:value="0.598">
            <text:p>0,6</text:p>
          </table:table-cell>
          <table:table-cell table:style-name="ce139" table:formula="of:== ([.K110] + [.K111] + [.K112] + [.K113] + [.K114]) / 5" office:value-type="float" office:value="0.7">
            <text:p>0,7</text:p>
          </table:table-cell>
          <table:table-cell table:style-name="ce139" table:formula="of:== ([.L110] + [.L111] + [.L112] + [.L113] + [.L114]) / 5" office:value-type="float" office:value="10.964">
            <text:p>10,96</text:p>
          </table:table-cell>
          <table:table-cell table:style-name="ce139"/>
          <table:table-cell table:style-name="ce172"/>
          <table:table-cell table:number-columns-repeated="2"/>
        </table:table-row>
        <table:table-row table:style-name="ro43" table:visibility="collapse">
          <table:table-cell table:style-name="ce99" office:value-type="date" office:date-value="2018-08-06">
            <text:p>06.08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4">
            <text:p>4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8" office:value-type="float" office:value="0.5">
            <text:p>0,5</text:p>
          </table:table-cell>
          <table:table-cell table:style-name="ce148" office:value-type="float" office:value="1.5">
            <text:p>1,5</text:p>
          </table:table-cell>
          <table:table-cell table:style-name="ce148" office:value-type="float" office:value="0.66">
            <text:p>0,66</text:p>
          </table:table-cell>
          <table:table-cell table:style-name="ce148" office:value-type="float" office:value="1">
            <text:p>1</text:p>
          </table:table-cell>
          <table:table-cell table:style-name="ce148" table:formula="of:= [.B116] + [.C116] + [.D116] + [.E116] + [.F116] + [.G116] + [.H116] + [.I116] + [.J116] + [.K116]" office:value-type="float" office:value="10.66">
            <text:p>10,66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8-07">
            <text:p>07.08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0.5">
            <text:p>0,5</text:p>
          </table:table-cell>
          <table:table-cell table:formula="of:= [.B117] + [.C117] + [.D117] + [.E117] + [.F117] + [.G117] + [.H117] + [.I117] + [.J117] + [.K117]" office:value-type="float" office:value="12.16">
            <text:p>12,16</text:p>
          </table:table-cell>
          <table:table-cell table:number-columns-repeated="4"/>
        </table:table-row>
        <table:table-row table:style-name="ro43" table:visibility="collapse">
          <table:table-cell table:style-name="ce99" office:value-type="date" office:date-value="2018-08-08">
            <text:p>08.08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4">
            <text:p>4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3">
            <text:p>3</text:p>
          </table:table-cell>
          <table:table-cell table:style-name="ce148" office:value-type="float" office:value="0.33">
            <text:p>0,33</text:p>
          </table:table-cell>
          <table:table-cell table:style-name="ce148" office:value-type="float" office:value="0.5">
            <text:p>0,5</text:p>
          </table:table-cell>
          <table:table-cell table:style-name="ce148" table:formula="of:= [.B118] + [.C118] + [.D118] + [.E118] + [.F118] + [.G118] + [.H118] + [.I118] + [.J118] + [.K118]" office:value-type="float" office:value="11.83">
            <text:p>11,83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99" office:value-type="date" office:date-value="2018-08-09">
            <text:p>09.08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6">
            <text:p>6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3" table:style-name="ce148"/>
          <table:table-cell table:style-name="ce148" office:value-type="float" office:value="1">
            <text:p>1</text:p>
          </table:table-cell>
          <table:table-cell table:style-name="ce148"/>
          <table:table-cell table:style-name="ce148" table:formula="of:= [.B119] + [.C119] + [.D119] + [.E119] + [.F119] + [.G119] + [.H119] + [.I119] + [.J119] + [.K119]" office:value-type="float" office:value="11">
            <text:p>11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8-10">
            <text:p>10.08.18</text:p>
          </table:table-cell>
          <table:table-cell table:number-columns-repeated="2" office:value-type="float" office:value="1">
            <text:p>1</text:p>
          </table:table-cell>
          <table:table-cell office:value-type="float" office:value="7.33">
            <text:p>7,3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 [.B120] + [.C120] + [.D120] + [.E120] + [.F120] + [.G120] + [.H120] + [.I120] + [.J120] + [.K120]" office:value-type="float" office:value="12.33">
            <text:p>12,33</text:p>
          </table:table-cell>
          <table:table-cell table:number-columns-repeated="4"/>
        </table:table-row>
        <table:table-row table:style-name="ro56">
          <table:table-cell table:style-name="ce139" office:value-type="string">
            <text:p>Неделя</text:p>
          </table:table-cell>
          <table:table-cell table:style-name="ce139" table:formula="of:== ([.B116] + [.B117] + [.B118] + [.B119] + [.B120]) / 5" office:value-type="float" office:value="0.6">
            <text:p>0,6</text:p>
          </table:table-cell>
          <table:table-cell table:style-name="ce139" table:formula="of:== ([.C116] + [.C117] + [.C118] + [.C119] + [.C120]) / 5" office:value-type="float" office:value="1">
            <text:p>1</text:p>
          </table:table-cell>
          <table:table-cell table:style-name="ce139" table:formula="of:== ([.D116] + [.D117] + [.D118] + [.D119] + [.D120]) / 5" office:value-type="float" office:value="5.666">
            <text:p>5,67</text:p>
          </table:table-cell>
          <table:table-cell table:style-name="ce139" table:formula="of:== ([.E116] + [.E117] + [.E118] + [.E119] + [.E120]) / 5" office:value-type="float" office:value="0">
            <text:p>0</text:p>
          </table:table-cell>
          <table:table-cell table:style-name="ce139" table:formula="of:== ([.F116] + [.F117] + [.F118] + [.F119] + [.F120]) / 5" office:value-type="float" office:value="2">
            <text:p>2</text:p>
          </table:table-cell>
          <table:table-cell table:style-name="ce139" table:formula="of:== ([.G116] + [.G117] + [.G118] + [.G119] + [.G120]) / 5" office:value-type="float" office:value="0">
            <text:p>0</text:p>
          </table:table-cell>
          <table:table-cell table:style-name="ce139" table:formula="of:== ([.H116] + [.H117] + [.H118] + [.H119] + [.H120]) / 5" office:value-type="float" office:value="0.1">
            <text:p>0,1</text:p>
          </table:table-cell>
          <table:table-cell table:style-name="ce139" table:formula="of:== ([.I116] + [.I117] + [.I118] + [.I119] + [.I120]) / 5" office:value-type="float" office:value="1.3">
            <text:p>1,3</text:p>
          </table:table-cell>
          <table:table-cell table:style-name="ce139" table:formula="of:== ([.J116] + [.J117] + [.J118] + [.J119] + [.J120]) / 5" office:value-type="float" office:value="0.53">
            <text:p>0,53</text:p>
          </table:table-cell>
          <table:table-cell table:style-name="ce139" table:formula="of:== ([.K116] + [.K117] + [.K118] + [.K119] + [.K120]) / 5" office:value-type="float" office:value="0.4">
            <text:p>0,4</text:p>
          </table:table-cell>
          <table:table-cell table:style-name="ce139" table:formula="of:== ([.L116] + [.L117] + [.L118] + [.L119] + [.L120]) / 5" office:value-type="float" office:value="11.596">
            <text:p>11,6</text:p>
          </table:table-cell>
          <table:table-cell table:style-name="ce139"/>
          <table:table-cell table:number-columns-repeated="3"/>
        </table:table-row>
        <table:table-row table:style-name="ro43">
          <table:table-cell table:style-name="ce99" office:value-type="date" office:date-value="2018-08-28">
            <text:p>28.08.18</text:p>
          </table:table-cell>
          <table:table-cell table:style-name="ce148"/>
          <table:table-cell table:style-name="ce148" office:value-type="float" office:value="10">
            <text:p>10</text:p>
          </table:table-cell>
          <table:table-cell table:style-name="ce148" office:value-type="float" office:value="40">
            <text:p>40</text:p>
          </table:table-cell>
          <table:table-cell table:number-columns-repeated="2" table:style-name="ce148" office:value-type="float" office:value="10">
            <text:p>10</text:p>
          </table:table-cell>
          <table:table-cell table:number-columns-repeated="3" table:style-name="ce148"/>
          <table:table-cell table:number-columns-repeated="2" table:style-name="ce148" office:value-type="float" office:value="10">
            <text:p>10</text:p>
          </table:table-cell>
          <table:table-cell table:style-name="ce148" table:formula="of:= [.B122] + [.C122] + [.D122] + [.E122] + [.F122] + [.G122] + [.H122] + [.I122] + [.J122] + [.K122]" office:value-type="float" office:value="90">
            <text:p>90</text:p>
          </table:table-cell>
          <table:table-cell table:style-name="ce148"/>
          <table:table-cell table:number-columns-repeated="3"/>
        </table:table-row>
        <table:table-row table:style-name="ro43">
          <table:table-cell table:style-name="ce99" office:value-type="date" office:date-value="2018-08-29">
            <text:p>29.08.18</text:p>
          </table:table-cell>
          <table:table-cell table:style-name="ce148" office:value-type="float" office:value="20">
            <text:p>20</text:p>
          </table:table-cell>
          <table:table-cell table:style-name="ce148" office:value-type="float" office:value="10">
            <text:p>10</text:p>
          </table:table-cell>
          <table:table-cell table:style-name="ce148" office:value-type="float" office:value="40">
            <text:p>40</text:p>
          </table:table-cell>
          <table:table-cell table:style-name="ce148" office:value-type="float" office:value="10">
            <text:p>10</text:p>
          </table:table-cell>
          <table:table-cell table:style-name="ce148" office:value-type="float" office:value="5">
            <text:p>5</text:p>
          </table:table-cell>
          <table:table-cell table:style-name="ce148"/>
          <table:table-cell table:style-name="ce148" office:value-type="float" office:value="5">
            <text:p>5</text:p>
          </table:table-cell>
          <table:table-cell table:style-name="ce148"/>
          <table:table-cell table:number-columns-repeated="2" table:style-name="ce148" office:value-type="float" office:value="10">
            <text:p>10</text:p>
          </table:table-cell>
          <table:table-cell table:style-name="ce148" table:formula="of:= [.B123] + [.C123] + [.D123] + [.E123] + [.F123] + [.G123] + [.H123] + [.I123] + [.J123] + [.K123]" office:value-type="float" office:value="110">
            <text:p>110</text:p>
          </table:table-cell>
          <table:table-cell table:style-name="ce148"/>
          <table:table-cell table:number-columns-repeated="3"/>
        </table:table-row>
        <table:table-row table:style-name="ro43">
          <table:table-cell table:style-name="ce100" office:value-type="date" office:date-value="2018-08-30">
            <text:p>30.08.18</text:p>
          </table:table-cell>
          <table:table-cell table:style-name="ce149" office:value-type="float" office:value="20">
            <text:p>20</text:p>
          </table:table-cell>
          <table:table-cell table:style-name="ce149" office:value-type="float" office:value="10">
            <text:p>10</text:p>
          </table:table-cell>
          <table:table-cell table:style-name="ce149"/>
          <table:table-cell table:style-name="ce149" office:value-type="float" office:value="5">
            <text:p>5</text:p>
          </table:table-cell>
          <table:table-cell table:style-name="ce149" office:value-type="float" office:value="10">
            <text:p>10</text:p>
          </table:table-cell>
          <table:table-cell table:number-columns-repeated="2" table:style-name="ce149"/>
          <table:table-cell table:number-columns-repeated="3" table:style-name="ce149" office:value-type="float" office:value="10">
            <text:p>10</text:p>
          </table:table-cell>
          <table:table-cell table:style-name="ce149" table:formula="of:= [.B124] + [.C124] + [.D124] + [.E124] + [.F124] + [.G124] + [.H124] + [.I124] + [.J124] + [.K124]" office:value-type="float" office:value="75">
            <text:p>75</text:p>
          </table:table-cell>
          <table:table-cell table:style-name="ce149"/>
          <table:table-cell table:number-columns-repeated="3"/>
        </table:table-row>
        <table:table-row table:style-name="ro43">
          <table:table-cell table:style-name="ce152" office:value-type="date" office:date-value="2018-08-31">
            <text:p>31.08.18</text:p>
          </table:table-cell>
          <table:table-cell table:number-columns-repeated="10" table:style-name="ce160"/>
          <table:table-cell table:style-name="ce160" table:formula="of:= [.B125] + [.C125] + [.D125] + [.E125] + [.F125] + [.G125] + [.H125] + [.I125] + [.J125] + [.K125]" office:value-type="float" office:value="0">
            <text:p>0</text:p>
          </table:table-cell>
          <table:table-cell table:style-name="ce81"/>
          <table:table-cell table:number-columns-repeated="3"/>
        </table:table-row>
        <table:table-row table:style-name="ro43">
          <table:table-cell table:style-name="ce81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58" table:default-cell-style-name="ce81"/>
        <table:table-column table:style-name="co59" table:number-columns-repeated="2" table:default-cell-style-name="ce81"/>
        <table:table-column table:style-name="co25" table:default-cell-style-name="ce81"/>
        <table:table-column table:style-name="co60" table:default-cell-style-name="ce81"/>
        <table:table-column table:style-name="co27" table:default-cell-style-name="ce81"/>
        <table:table-column table:style-name="co28" table:default-cell-style-name="ce81"/>
        <table:table-column table:style-name="co29" table:default-cell-style-name="ce81"/>
        <table:table-column table:style-name="co61" table:default-cell-style-name="ce81"/>
        <table:table-column table:style-name="co62" table:default-cell-style-name="ce81"/>
        <table:table-column table:style-name="co63" table:default-cell-style-name="ce81"/>
        <table:table-column table:style-name="co25" table:default-cell-style-name="Default"/>
        <table:table-row table:style-name="ro43">
          <table:table-cell table:style-name="ce6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68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1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5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6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9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61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162" office:value-type="string">
            <text:p>Наименование</text:p>
          </table:table-cell>
          <table:table-cell table:style-name="ce162" office:value-type="string">
            <text:p>Всего</text:p>
          </table:table-cell>
          <table:table-cell table:style-name="ce162" office:value-type="string">
            <text:p>Выполнено</text:p>
          </table:table-cell>
          <table:table-cell table:style-name="ce162" office:value-type="string">
            <text:p>%</text:p>
          </table:table-cell>
          <table:table-cell table:style-name="ce162" office:value-type="string">
            <text:p>Пункт 1</text:p>
          </table:table-cell>
          <table:table-cell table:style-name="ce162" office:value-type="string">
            <text:p>Пункт 2</text:p>
          </table:table-cell>
          <table:table-cell table:style-name="ce162" office:value-type="string">
            <text:p>Пункт 3</text:p>
          </table:table-cell>
          <table:table-cell table:style-name="ce162" office:value-type="string">
            <text:p>Пункт 4</text:p>
          </table:table-cell>
          <table:table-cell table:style-name="ce162" office:value-type="string">
            <text:p>Пункт 5</text:p>
          </table:table-cell>
          <table:table-cell table:style-name="ce162" office:value-type="string">
            <text:p>Пункт 6</text:p>
          </table:table-cell>
          <table:table-cell table:style-name="ce162" office:value-type="string">
            <text:p>Пункт 7</text:p>
          </table:table-cell>
          <table:table-cell/>
        </table:table-row>
        <table:table-row-group table:display="false">
          <table:table-row table:style-name="ro43" table:visibility="collapse">
            <table:table-cell table:style-name="ce163" office:value-type="string">
              <text:p>English (Видеоуроки)</text:p>
            </table:table-cell>
            <table:table-cell table:number-columns-repeated="2" table:style-name="ce163" office:value-type="float" office:value="16">
              <text:p>16</text:p>
            </table:table-cell>
            <table:table-cell table:style-name="ce163" table:formula="of:= ([.C10]/[.B10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57" table:visibility="collapse">
            <table:table-cell table:style-name="ce163" office:value-type="string">
              <text:p>Спорт 60 – 80</text:p>
            </table:table-cell>
            <table:table-cell table:number-columns-repeated="2" table:style-name="ce163" office:value-type="float" office:value="80">
              <text:p>80</text:p>
            </table:table-cell>
            <table:table-cell table:style-name="ce163" office:value-type="string">
              <text:p>&gt;10% <text:s/>&lt;25%</text:p>
            </table:table-cell>
            <table:table-cell table:style-name="ce98" office:value-type="string">
              <text:p>60 – 63 <text:s/>= 0/10%</text:p>
            </table:table-cell>
            <table:table-cell table:style-name="ce168" office:value-type="string">
              <text:p>64 – 67 = 10/25%</text:p>
            </table:table-cell>
            <table:table-cell table:style-name="ce168" office:value-type="string">
              <text:p>68 – 70 = 25/45%</text:p>
            </table:table-cell>
            <table:table-cell table:style-name="ce168" office:value-type="string">
              <text:p>71 – 73 = 45/65%</text:p>
            </table:table-cell>
            <table:table-cell table:style-name="ce168" office:value-type="string">
              <text:p>74 – 76 = 65/85%</text:p>
            </table:table-cell>
            <table:table-cell table:style-name="ce168" office:value-type="string">
              <text:p>77 – 80 = 85/100%</text:p>
            </table:table-cell>
            <table:table-cell table:style-name="ce168"/>
            <table:table-cell table:style-name="ce105"/>
          </table:table-row>
          <table:table-row table:style-name="ro43" table:visibility="collapse">
            <table:table-cell table:style-name="ce163" office:value-type="string">
              <text:p>Скидки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2]/[.B12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акеты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3]/[.B13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Загрузка Албрехт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4]/[.B14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рограммист – фанатик</text:p>
            </table:table-cell>
            <table:table-cell table:number-columns-repeated="2" table:style-name="ce163" office:value-type="float" office:value="174">
              <text:p>174</text:p>
            </table:table-cell>
            <table:table-cell table:style-name="ce163" table:formula="of:= ([.C15]/[.B15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рейскуранты/филиалы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6]/[.B16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оменять карту</text:p>
            </table:table-cell>
            <table:table-cell table:style-name="ce163" office:value-type="float" office:value="100">
              <text:p>100</text:p>
            </table:table-cell>
            <table:table-cell table:style-name="ce163" office:value-type="float" office:value="0">
              <text:p>0</text:p>
            </table:table-cell>
            <table:table-cell table:style-name="ce163" table:formula="of:= ([.C17]/[.B17])*100" office:value-type="float" office:value="0">
              <text:p>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Мильгамма</text:p>
            </table:table-cell>
            <table:table-cell table:number-columns-repeated="2" table:style-name="ce163" office:value-type="float" office:value="10">
              <text:p>10</text:p>
            </table:table-cell>
            <table:table-cell table:style-name="ce163" table:formula="of:= ([.C18]/[.B18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Стойка</text:p>
            </table:table-cell>
            <table:table-cell table:number-columns-repeated="2" table:style-name="ce163" office:value-type="float" office:value="45">
              <text:p>45</text:p>
            </table:table-cell>
            <table:table-cell table:style-name="ce163" table:formula="of:= ([.C19]/[.B19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Payment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20]/[.B20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Autocomplete string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21]/[.B21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60" table:visibility="collapse">
            <table:table-cell table:style-name="ce163" office:value-type="string">
              <text:p>Спорт 80 – 100</text:p>
            </table:table-cell>
            <table:table-cell table:style-name="ce163" office:value-type="float" office:value="100">
              <text:p>100</text:p>
            </table:table-cell>
            <table:table-cell table:style-name="ce163" office:value-type="float" office:value="101">
              <text:p>101</text:p>
            </table:table-cell>
            <table:table-cell table:style-name="ce163" office:value-type="string">
              <text:p>&gt;25% <text:s/>&lt;45%</text:p>
            </table:table-cell>
            <table:table-cell table:style-name="ce98" office:value-type="string">
              <text:p>80 – 83 <text:s/>= 0/10%</text:p>
            </table:table-cell>
            <table:table-cell table:style-name="ce168" office:value-type="string">
              <text:p>84 – 87 = 10/25%</text:p>
            </table:table-cell>
            <table:table-cell table:style-name="ce168" office:value-type="string">
              <text:p>88 – 90 = 25/45%</text:p>
            </table:table-cell>
            <table:table-cell table:style-name="ce168" office:value-type="string">
              <text:p>91 – 93 = 45/65%</text:p>
            </table:table-cell>
            <table:table-cell table:style-name="ce168" office:value-type="string">
              <text:p>94 – 96 = 65/85%</text:p>
            </table:table-cell>
            <table:table-cell table:style-name="ce168" office:value-type="string">
              <text:p>97 – 100 = 85/100%</text:p>
            </table:table-cell>
            <table:table-cell table:style-name="ce163"/>
            <table:table-cell/>
          </table:table-row>
          <table:table-row table:style-name="ro43" table:visibility="collapse">
            <table:table-cell table:style-name="ce163" office:value-type="string">
              <text:p>Linux установка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23]/[.B23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4" office:value-type="string">
              <text:p>Грокаем Алгоритмы</text:p>
            </table:table-cell>
            <table:table-cell table:number-columns-repeated="2" table:style-name="ce164" office:value-type="float" office:value="290">
              <text:p>290</text:p>
            </table:table-cell>
            <table:table-cell table:style-name="ce164" table:formula="of:= ([.C24]/[.B24])*100" office:value-type="float" office:value="100">
              <text:p>100</text:p>
            </table:table-cell>
            <table:table-cell table:style-name="ce164" table:number-columns-repeated="7"/>
            <table:table-cell/>
          </table:table-row>
        </table:table-row-group>
        <table:table-row table:style-name="ro43">
          <table:table-cell table:style-name="ce148" office:value-type="string">
            <text:p>Программист – прагматик</text:p>
          </table:table-cell>
          <table:table-cell table:style-name="ce148" office:value-type="float" office:value="349">
            <text:p>349</text:p>
          </table:table-cell>
          <table:table-cell table:style-name="ce148" office:value-type="float" office:value="106">
            <text:p>106</text:p>
          </table:table-cell>
          <table:table-cell table:style-name="ce148" table:formula="of:= ([.C25]/[.B25])*100" office:value-type="float" office:value="30.3724928366762">
            <text:p>30,37</text:p>
          </table:table-cell>
          <table:table-cell table:style-name="ce148" table:number-columns-repeated="7"/>
          <table:table-cell/>
        </table:table-row>
        <table:table-row table:style-name="ro43">
          <table:table-cell table:style-name="ce165" office:value-type="string">
            <text:p>Code complete</text:p>
          </table:table-cell>
          <table:table-cell table:style-name="ce165" office:value-type="float" office:value="889">
            <text:p>889</text:p>
          </table:table-cell>
          <table:table-cell table:style-name="ce165" office:value-type="float" office:value="73">
            <text:p>73</text:p>
          </table:table-cell>
          <table:table-cell table:style-name="ce165" table:formula="of:= ([.C26]/[.B26])*100" office:value-type="float" office:value="8.21147356580427">
            <text:p>8,21</text:p>
          </table:table-cell>
          <table:table-cell table:style-name="ce165" table:number-columns-repeated="7"/>
          <table:table-cell/>
        </table:table-row>
        <table:table-row table:style-name="ro58">
          <table:table-cell table:style-name="ce149" office:value-type="string">
            <text:p>Алгоритмы java</text:p>
          </table:table-cell>
          <table:table-cell table:style-name="ce149" office:value-type="float" office:value="843">
            <text:p>843</text:p>
          </table:table-cell>
          <table:table-cell table:style-name="ce149" office:value-type="float" office:value="134">
            <text:p>134</text:p>
          </table:table-cell>
          <table:table-cell table:style-name="ce149" table:formula="of:= ([.C27]/[.B27])*100" office:value-type="float" office:value="15.8956109134045">
            <text:p>15,9</text:p>
          </table:table-cell>
          <table:table-cell table:style-name="ce149" table:number-columns-repeated="7"/>
          <table:table-cell/>
        </table:table-row>
        <table:table-row table:style-name="ro43">
          <table:table-cell table:style-name="ce149" office:value-type="string">
            <text:p>Паттерны</text:p>
          </table:table-cell>
          <table:table-cell table:style-name="ce149" office:value-type="float" office:value="656">
            <text:p>656</text:p>
          </table:table-cell>
          <table:table-cell table:style-name="ce149" office:value-type="float" office:value="138">
            <text:p>138</text:p>
          </table:table-cell>
          <table:table-cell table:style-name="ce149" table:formula="of:= ([.C28]/[.B28])*100" office:value-type="float" office:value="21.0365853658537">
            <text:p>21,04</text:p>
          </table:table-cell>
          <table:table-cell table:style-name="ce149" table:number-columns-repeated="7"/>
          <table:table-cell/>
        </table:table-row>
        <table:table-row table:style-name="ro43">
          <table:table-cell table:style-name="ce153" office:value-type="string">
            <text:p>Алгоритмы Кормен</text:p>
          </table:table-cell>
          <table:table-cell table:style-name="ce153" office:value-type="float" office:value="208">
            <text:p>208</text:p>
          </table:table-cell>
          <table:table-cell table:style-name="ce153" office:value-type="float" office:value="124">
            <text:p>124</text:p>
          </table:table-cell>
          <table:table-cell table:style-name="ce153" table:formula="of:= ([.C29]/[.B29])*100" office:value-type="float" office:value="59.6153846153846">
            <text:p>59,62</text:p>
          </table:table-cell>
          <table:table-cell table:style-name="ce153" table:number-columns-repeated="7"/>
          <table:table-cell/>
        </table:table-row>
        <table:table-row table:style-name="ro43">
          <table:table-cell table:style-name="ce148" office:value-type="string">
            <text:p>5 дней без белка</text:p>
          </table:table-cell>
          <table:table-cell table:style-name="ce148" office:value-type="float" office:value="5">
            <text:p>5</text:p>
          </table:table-cell>
          <table:table-cell table:style-name="ce148" office:value-type="float" office:value="2">
            <text:p>2</text:p>
          </table:table-cell>
          <table:table-cell table:style-name="ce148" table:formula="of:= ([.C30]/[.B30])*100" office:value-type="float" office:value="40">
            <text:p>40</text:p>
          </table:table-cell>
          <table:table-cell table:style-name="ce148" table:number-columns-repeated="7"/>
          <table:table-cell/>
        </table:table-row>
        <table:table-row table:style-name="ro43">
          <table:table-cell table:style-name="ce154" office:value-type="string">
            <text:p>Чистый код</text:p>
          </table:table-cell>
          <table:table-cell table:style-name="ce154" office:value-type="float" office:value="466">
            <text:p>466</text:p>
          </table:table-cell>
          <table:table-cell table:style-name="ce154" office:value-type="float" office:value="300">
            <text:p>300</text:p>
          </table:table-cell>
          <table:table-cell table:style-name="ce154" table:formula="of:= ([.C31]/[.B31])*100" office:value-type="float" office:value="64.3776824034335">
            <text:p>64,38</text:p>
          </table:table-cell>
          <table:table-cell table:style-name="ce154" table:number-columns-repeated="7"/>
          <table:table-cell/>
        </table:table-row>
        <table:table-row table:style-name="ro43">
          <table:table-cell table:style-name="ce148" office:value-type="string">
            <text:p>Методы</text:p>
          </table:table-cell>
          <table:table-cell table:style-name="ce148" office:value-type="float" office:value="100">
            <text:p>100</text:p>
          </table:table-cell>
          <table:table-cell table:style-name="ce148" office:value-type="float" office:value="42">
            <text:p>42</text:p>
          </table:table-cell>
          <table:table-cell table:style-name="ce148" table:formula="of:= ([.C32]/[.B32])*100" office:value-type="float" office:value="42">
            <text:p>42</text:p>
          </table:table-cell>
          <table:table-cell table:style-name="ce148" table:number-columns-repeated="7"/>
          <table:table-cell/>
        </table:table-row>
        <table:table-row table:style-name="ro61">
          <table:table-cell table:style-name="ce147" office:value-type="string">
            <text:p>Спорт 100 – 120</text:p>
          </table:table-cell>
          <table:table-cell table:style-name="ce147" office:value-type="float" office:value="120">
            <text:p>120</text:p>
          </table:table-cell>
          <table:table-cell table:style-name="ce147" office:value-type="float" office:value="101">
            <text:p>101</text:p>
          </table:table-cell>
          <table:table-cell table:style-name="ce166" office:value-type="string">
            <text:p>100 – 103</text:p>
          </table:table-cell>
          <table:table-cell table:style-name="ce167" office:value-type="string">
            <text:p>100 – 103 <text:s/>= 0/10%</text:p>
          </table:table-cell>
          <table:table-cell table:style-name="ce169" office:value-type="string">
            <text:p>104 – 107 = 10/25%</text:p>
          </table:table-cell>
          <table:table-cell table:style-name="ce169" office:value-type="string">
            <text:p>108 – 110 = 25/45%</text:p>
          </table:table-cell>
          <table:table-cell table:style-name="ce169" office:value-type="string">
            <text:p>111 – 113 = 45/65%</text:p>
          </table:table-cell>
          <table:table-cell table:style-name="ce169" office:value-type="string">
            <text:p>114 – 116 = 65/85%</text:p>
          </table:table-cell>
          <table:table-cell table:style-name="ce169" office:value-type="string">
            <text:p>117 – 120 = 85/100%</text:p>
          </table:table-cell>
          <table:table-cell table:style-name="ce147"/>
          <table:table-cell/>
        </table:table-row>
        <table:table-row table:style-name="ro43" table:number-rows-repeated="23">
          <table:table-cell table:number-columns-repeated="12"/>
        </table:table-row>
        <table:table-row table:style-name="ro43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58" table:default-cell-style-name="ce113"/>
        <table:table-column table:style-name="co59" table:number-columns-repeated="2" table:default-cell-style-name="ce113"/>
        <table:table-column table:style-name="co25" table:default-cell-style-name="ce113"/>
        <table:table-column table:style-name="co60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ce113"/>
        <table:table-column table:style-name="co25" table:default-cell-style-name="ce113"/>
        <table:table-column table:style-name="co12" table:number-columns-repeated="1012" table:default-cell-style-name="ce113"/>
        <table:table-row table:style-name="ro60">
          <table:table-cell table:style-name="ce106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107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108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10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11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11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112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114" office:value-type="string" calcext:value-type="string">
            <text:p>Наименование</text:p>
          </table:table-cell>
          <table:table-cell table:style-name="ce114" office:value-type="string" calcext:value-type="string">
            <text:p>Всего</text:p>
          </table:table-cell>
          <table:table-cell table:style-name="ce114" office:value-type="string" calcext:value-type="string">
            <text:p>Выполнено</text:p>
          </table:table-cell>
          <table:table-cell table:style-name="ce114" office:value-type="string" calcext:value-type="string">
            <text:p>%</text:p>
          </table:table-cell>
          <table:table-cell table:style-name="ce114" office:value-type="string" calcext:value-type="string">
            <text:p>Пункт 1</text:p>
          </table:table-cell>
          <table:table-cell table:style-name="ce114" office:value-type="string" calcext:value-type="string">
            <text:p>Пункт 2</text:p>
          </table:table-cell>
          <table:table-cell table:style-name="ce114" office:value-type="string" calcext:value-type="string">
            <text:p>Пункт 3</text:p>
          </table:table-cell>
          <table:table-cell table:style-name="ce114" office:value-type="string" calcext:value-type="string">
            <text:p>Пункт 4</text:p>
          </table:table-cell>
          <table:table-cell table:style-name="ce114" office:value-type="string" calcext:value-type="string">
            <text:p>Пункт 5</text:p>
          </table:table-cell>
          <table:table-cell table:style-name="ce114" office:value-type="string" calcext:value-type="string">
            <text:p>Пункт 6</text:p>
          </table:table-cell>
          <table:table-cell table:style-name="ce114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115" office:value-type="string" calcext:value-type="string">
            <text:p>Work/education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21">
            <table:table-cell table:style-name="ce116" office:value-type="string" calcext:value-type="string">
              <text:p>Java SE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33" calcext:value-type="float">
              <text:p>33</text:p>
            </table:table-cell>
            <table:table-cell table:style-name="ce116" table:formula="of:= ([.C11]/[.B11])*100" office:value-type="float" office:value="33" calcext:value-type="float">
              <text:p>33</text:p>
            </table:table-cell>
            <table:table-cell table:style-name="ce123" office:value-type="string" calcext:value-type="string">
              <text:p>Head first 20%</text:p>
            </table:table-cell>
            <table:table-cell table:style-name="ce127" office:value-type="string" calcext:value-type="string">
              <text:p>Методы 20%(8)</text:p>
            </table:table-cell>
            <table:table-cell table:style-name="ce129" office:value-type="string" calcext:value-type="string">
              <text:p>Паттерны 20% (5)</text:p>
            </table:table-cell>
            <table:table-cell table:style-name="ce124" office:value-type="string" calcext:value-type="string">
              <text:p>Gradle/Maven 10%</text:p>
            </table:table-cell>
            <table:table-cell table:style-name="ce124" office:value-type="string" calcext:value-type="string">
              <text:p>Concurrency 10%</text:p>
            </table:table-cell>
            <table:table-cell table:style-name="ce124" office:value-type="string" calcext:value-type="string">
              <text:p>TDD 10%()</text:p>
            </table:table-cell>
            <table:table-cell table:style-name="ce117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117" office:value-type="string" calcext:value-type="string">
              <text:p>Java EE</text:p>
            </table:table-cell>
            <table:table-cell table:style-name="ce117" office:value-type="float" office:value="100" calcext:value-type="float">
              <text:p>100</text:p>
            </table:table-cell>
            <table:table-cell table:style-name="ce117" office:value-type="float" office:value="0" calcext:value-type="float">
              <text:p>0</text:p>
            </table:table-cell>
            <table:table-cell table:style-name="ce117" table:formula="of:= ([.C12]/[.B12])*100" office:value-type="float" office:value="0" calcext:value-type="float">
              <text:p>0</text:p>
            </table:table-cell>
            <table:table-cell table:style-name="ce124" office:value-type="string" calcext:value-type="string">
              <text:p>Spring <text:s/>20%</text:p>
            </table:table-cell>
            <table:table-cell table:style-name="ce124" office:value-type="string" calcext:value-type="string">
              <text:p>Сервлеты и JSP 20%</text:p>
            </table:table-cell>
            <table:table-cell table:style-name="ce124" office:value-type="string" calcext:value-type="string">
              <text:p>Hibernate 15%</text:p>
            </table:table-cell>
            <table:table-cell table:style-name="ce117" office:value-type="string" calcext:value-type="string">
              <text:p>Java EE 8 Recipes 20%</text:p>
            </table:table-cell>
            <table:table-cell table:style-name="ce117" office:value-type="string" calcext:value-type="string">
              <text:p>Java на практике 5%</text:p>
            </table:table-cell>
            <table:table-cell table:style-name="ce117" office:value-type="string" calcext:value-type="string">
              <text:p>Java EE Web Application 15 %</text:p>
            </table:table-cell>
            <table:table-cell table:style-name="ce117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118" office:value-type="string" calcext:value-type="string">
              <text:p>English</text:p>
            </table:table-cell>
            <table:table-cell table:style-name="ce118"/>
            <table:table-cell table:style-name="ce118" office:value-type="string" calcext:value-type="string">
              <text:p>Pre – intermediate</text:p>
            </table:table-cell>
            <table:table-cell table:style-name="ce118"/>
            <table:table-cell table:style-name="ce118" office:value-type="string" calcext:value-type="string">
              <text:p>Elementary</text:p>
            </table:table-cell>
            <table:table-cell table:style-name="ce118" office:value-type="string" calcext:value-type="string">
              <text:p>Pre – intermediate</text:p>
            </table:table-cell>
            <table:table-cell table:style-name="ce118" office:value-type="string" calcext:value-type="string">
              <text:p>Intermediate</text:p>
            </table:table-cell>
            <table:table-cell table:style-name="ce118" office:value-type="string" calcext:value-type="string">
              <text:p>Upper – Intermediate</text:p>
            </table:table-cell>
            <table:table-cell table:style-name="ce118" office:value-type="string" calcext:value-type="string">
              <text:p>Advanced</text:p>
            </table:table-cell>
            <table:table-cell table:style-name="ce118" office:value-type="string" calcext:value-type="string">
              <text:p>Proficient</text:p>
            </table:table-cell>
            <table:table-cell table:style-name="ce118"/>
            <table:table-cell table:number-columns-repeated="1013"/>
          </table:table-row>
          <table:table-row table:style-name="ro63">
            <table:table-cell table:style-name="ce119" office:value-type="string" calcext:value-type="string">
              <text:p>Алгоритмы </text:p>
            </table:table-cell>
            <table:table-cell table:style-name="ce119" office:value-type="float" office:value="100" calcext:value-type="float">
              <text:p>100</text:p>
            </table:table-cell>
            <table:table-cell table:style-name="ce119" office:value-type="float" office:value="32" calcext:value-type="float">
              <text:p>32</text:p>
            </table:table-cell>
            <table:table-cell table:style-name="ce119" table:formula="of:= ([.C14]/[.B14])*100" office:value-type="float" office:value="32" calcext:value-type="float">
              <text:p>32</text:p>
            </table:table-cell>
            <table:table-cell table:style-name="ce120" office:value-type="string" calcext:value-type="string">
              <text:p>Кормен введение 20% (12)</text:p>
            </table:table-cell>
            <table:table-cell table:style-name="ce117" office:value-type="string" calcext:value-type="string">
              <text:p>Алгоритмы и структуры данных — Артём Вурсалов 10%</text:p>
            </table:table-cell>
            <table:table-cell table:style-name="ce117" office:value-type="string" calcext:value-type="string">
              <text:p>Algorithms For Dummies 20%</text:p>
            </table:table-cell>
            <table:table-cell table:style-name="ce98" office:value-type="string" calcext:value-type="string">
              <text:p>Адитья Бхаргава «Грокаем алгоритмы 20 %(20)</text:p>
            </table:table-cell>
            <table:table-cell table:style-name="ce117" office:value-type="string" calcext:value-type="string">
              <text:p>Структуры данных и алгоритмы JAVA 20%</text:p>
            </table:table-cell>
            <table:table-cell table:style-name="ce117" office:value-type="string" calcext:value-type="string">
              <text:p>Distributed Algorithms: An Intuitive Approach 10%</text:p>
            </table:table-cell>
            <table:table-cell table:style-name="ce117"/>
            <table:table-cell table:number-columns-repeated="1013"/>
          </table:table-row>
          <table:table-row table:style-name="ro31">
            <table:table-cell table:style-name="ce118" office:value-type="string" calcext:value-type="string">
              <text:p>Programming / computer since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17" calcext:value-type="float">
              <text:p>17</text:p>
            </table:table-cell>
            <table:table-cell table:style-name="ce118" table:formula="of:= ([.C15]/[.B15])*100" office:value-type="float" office:value="17" calcext:value-type="float">
              <text:p>17</text:p>
            </table:table-cell>
            <table:table-cell table:style-name="ce117" office:value-type="string" calcext:value-type="string">
              <text:p>Agile 10%</text:p>
            </table:table-cell>
            <table:table-cell table:style-name="ce117" office:value-type="string" calcext:value-type="string">
              <text:p>Comp since 10%</text:p>
            </table:table-cell>
            <table:table-cell table:style-name="ce117" office:value-type="string" calcext:value-type="string">
              <text:p>7 Languages 10 %</text:p>
            </table:table-cell>
            <table:table-cell table:style-name="ce130" office:value-type="string" calcext:value-type="string">
              <text:p>Clean code 15%(9)</text:p>
            </table:table-cell>
            <table:table-cell table:style-name="ce133" office:value-type="string" calcext:value-type="string">
              <text:p>Программист – фан 5%(5)</text:p>
            </table:table-cell>
            <table:table-cell table:style-name="ce124" office:value-type="string" calcext:value-type="string">
              <text:p>Совершенный код 10%</text:p>
            </table:table-cell>
            <table:table-cell table:style-name="ce134" office:value-type="string" calcext:value-type="string">
              <text:p>Программист – праг 5%(1)</text:p>
            </table:table-cell>
            <table:table-cell table:style-name="ce136" office:value-type="string" calcext:value-type="string">
              <text:p>Карьера программиста 5%</text:p>
            </table:table-cell>
            <table:table-cell table:style-name="ce136" office:value-type="string" calcext:value-type="string">
              <text:p>Компиляторы 10%</text:p>
            </table:table-cell>
            <table:table-cell table:style-name="ce128" office:value-type="string" calcext:value-type="string">
              <text:p>Git – 10%(1)</text:p>
            </table:table-cell>
            <table:table-cell table:style-name="ce128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116" office:value-type="string" calcext:value-type="string">
              <text:p>Linux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25" calcext:value-type="float">
              <text:p>25</text:p>
            </table:table-cell>
            <table:table-cell table:style-name="ce116" table:formula="of:= ([.C16]/[.B16])*100" office:value-type="float" office:value="25" calcext:value-type="float">
              <text:p>25</text:p>
            </table:table-cell>
            <table:table-cell table:style-name="ce112" office:value-type="string" calcext:value-type="string">
              <text:p>Установка 10%</text:p>
            </table:table-cell>
            <table:table-cell table:style-name="ce112" office:value-type="string" calcext:value-type="string">
              <text:p>Настройка 15%</text:p>
            </table:table-cell>
            <table:table-cell table:style-name="ce117" office:value-type="string" calcext:value-type="string">
              <text:p>Терминал Linux 10%</text:p>
            </table:table-cell>
            <table:table-cell table:style-name="ce117" office:value-type="string" calcext:value-type="string">
              <text:p>Изучаем Linux на примере Ubuntu 30%</text:p>
            </table:table-cell>
            <table:table-cell table:style-name="ce117" table:number-columns-repeated="3"/>
            <table:table-cell table:number-columns-repeated="1013"/>
          </table:table-row>
          <table:table-row table:style-name="ro60">
            <table:table-cell table:style-name="ce118" office:value-type="string" calcext:value-type="string">
              <text:p>Frontend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0" calcext:value-type="float">
              <text:p>20</text:p>
            </table:table-cell>
            <table:table-cell table:style-name="ce118" table:formula="of:= ([.C17]/[.B17])*100" office:value-type="float" office:value="20" calcext:value-type="float">
              <text:p>20</text:p>
            </table:table-cell>
            <table:table-cell table:style-name="ce120" office:value-type="string" calcext:value-type="string">
              <text:p>HTML 30% (15)</text:p>
            </table:table-cell>
            <table:table-cell table:style-name="ce117" office:value-type="string" calcext:value-type="string">
              <text:p>CSS 25%</text:p>
            </table:table-cell>
            <table:table-cell table:style-name="ce118" office:value-type="string" calcext:value-type="string">
              <text:p>Javascript 50%(5)</text:p>
            </table:table-cell>
            <table:table-cell table:style-name="ce121" table:number-columns-repeated="4"/>
            <table:table-cell table:number-columns-repeated="1013"/>
          </table:table-row>
        </table:table-row-group>
        <table:table-row table:style-name="ro62">
          <table:table-cell table:style-name="ce115" office:value-type="string" calcext:value-type="string">
            <text:p>Health/Sport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65">
            <table:table-cell table:style-name="ce120" office:value-type="string" calcext:value-type="string">
              <text:p>Спорт (Набор формы)</text:p>
            </table:table-cell>
            <table:table-cell table:style-name="ce120" office:value-type="float" office:value="180" calcext:value-type="float">
              <text:p>180</text:p>
            </table:table-cell>
            <table:table-cell table:style-name="ce120" office:value-type="float" office:value="101" calcext:value-type="float">
              <text:p>101</text:p>
            </table:table-cell>
            <table:table-cell table:style-name="ce120" office:value-type="string" calcext:value-type="string">
              <text:p>&gt;45% <text:s/>&lt;65%</text:p>
            </table:table-cell>
            <table:table-cell table:style-name="ce125" office:value-type="string" calcext:value-type="string">
              <text:p>До 60 <text:s/>= 0/10%</text:p>
            </table:table-cell>
            <table:table-cell table:style-name="ce125" office:value-type="string" calcext:value-type="string">
              <text:p>60 – 80 = 10/25%</text:p>
            </table:table-cell>
            <table:table-cell table:style-name="ce125" office:value-type="string" calcext:value-type="string">
              <text:p>80 – 100 = 25/45%</text:p>
            </table:table-cell>
            <table:table-cell table:style-name="ce131" office:value-type="string" calcext:value-type="string">
              <text:p>100 – 120 = 45/65%</text:p>
            </table:table-cell>
            <table:table-cell table:style-name="ce131" office:value-type="string" calcext:value-type="string">
              <text:p>120 – 150 = 65/100%</text:p>
            </table:table-cell>
            <table:table-cell table:style-name="ce131" office:value-type="string" calcext:value-type="string">
              <text:p>150 – 180 = 85/100%</text:p>
            </table:table-cell>
            <table:table-cell table:style-name="ce135"/>
            <table:table-cell table:style-name="ce105"/>
            <table:table-cell table:number-columns-repeated="1012"/>
          </table:table-row>
          <table:table-row table:style-name="ro61">
            <table:table-cell table:style-name="ce118" office:value-type="string" calcext:value-type="string">
              <text:p>Здоровье(Начало)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4" calcext:value-type="float">
              <text:p>24</text:p>
            </table:table-cell>
            <table:table-cell table:style-name="ce118" table:formula="of:= ([.C20] / [.B20]) * 100" office:value-type="float" office:value="24" calcext:value-type="float">
              <text:p>24</text:p>
            </table:table-cell>
            <table:table-cell table:style-name="ce126" office:value-type="string" calcext:value-type="string">
              <text:p>45 мин у стены 10% (10)</text:p>
            </table:table-cell>
            <table:table-cell table:style-name="ce128" office:value-type="string" calcext:value-type="string">
              <text:p>5 дней без белка10% (4)</text:p>
            </table:table-cell>
            <table:table-cell table:style-name="ce126" office:value-type="string" calcext:value-type="string">
              <text:p>Мильгамма 10% (10)</text:p>
            </table:table-cell>
            <table:table-cell table:style-name="ce132" office:value-type="string" calcext:value-type="string">
              <text:p>Сходить к врачу 20%</text:p>
            </table:table-cell>
            <table:table-cell table:style-name="ce132" table:number-columns-repeated="6"/>
            <table:table-cell table:style-name="ce121"/>
            <table:table-cell table:number-columns-repeated="1009"/>
          </table:table-row>
        </table:table-row-group>
        <table:table-row table:style-name="ro60">
          <table:table-cell table:style-name="ce121" table:number-columns-repeated="3"/>
          <table:table-cell table:style-name="ce122" table:formula="of:= ([.C21]/[.B21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2]/[.B22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3]/[.B23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4]/[.B24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5]/[.B25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6]/[.B26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7]/[.B27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8]/[.B28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9]/[.B29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31.08.2018</text:date>, <text:time>00:2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6DT10M23S</meta:editing-duration>
    <meta:editing-cycles>1231</meta:editing-cycles>
    <meta:generator>OpenOffice/4.1.2$Win32 OpenOffice.org_project/412m3$Build-9782</meta:generator>
    <dc:date>2018-08-31T00:24:10.21</dc:date>
    <meta:document-statistic meta:table-count="7" meta:cell-count="1835" meta:object-count="0"/>
    <meta:user-defined meta:name="Info 1"/>
    <meta:user-defined meta:name="Info 2"/>
    <meta:user-defined meta:name="Info 3"/>
    <meta:user-defined meta:name="Info 4"/>
  </office:meta>
</office:document-meta>
</file>